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2" style:master-page-name="MPF0" style:family="paragraph">
      <style:paragraph-properties fo:break-before="page"/>
    </style:style>
    <style:style style:name="P10" style:parent-style-name="Textbody" style:family="paragraph">
      <style:paragraph-properties fo:margin-bottom="0.118in"/>
    </style:style>
    <style:style style:name="TableColumn12" style:family="table-column">
      <style:table-column-properties style:column-width="1.6944in" style:use-optimal-column-width="false"/>
    </style:style>
    <style:style style:name="TableColumn13" style:family="table-column">
      <style:table-column-properties style:column-width="1.6854in" style:use-optimal-column-width="false"/>
    </style:style>
    <style:style style:name="TableColumn14" style:family="table-column">
      <style:table-column-properties style:column-width="1.6944in" style:use-optimal-column-width="false"/>
    </style:style>
    <style:style style:name="TableColumn15" style:family="table-column">
      <style:table-column-properties style:column-width="1.6187in" style:use-optimal-column-width="false"/>
    </style:style>
    <style:style style:name="Table11" style:family="table">
      <style:table-properties style:width="6.693in" fo:margin-left="0in" table:align="left"/>
    </style:style>
    <style:style style:name="TableRow16" style:family="table-row">
      <style:table-row-properties style:use-optimal-row-height="false" fo:keep-together="always"/>
    </style:style>
    <style:style style:name="TableCell17" style:family="table-cell">
      <style:table-cell-properties fo:border="0.0069in solid #000000" fo:background-color="#FFFFFF" style:writing-mode="lr-tb" style:vertical-align="middle" fo:padding-top="0.0395in" fo:padding-left="0.0395in" fo:padding-bottom="0.0395in" fo:padding-right="0.0395in"/>
    </style:style>
    <style:style style:name="P18" style:parent-style-name="TableContents" style:family="paragraph">
      <style:text-properties fo:font-weight="bold" style:font-weight-asian="bold" style:font-weight-complex="bold" fo:color="#E81E41" style:font-size-complex="9pt"/>
    </style:style>
    <style:style style:name="TableRow19" style:family="table-row">
      <style:table-row-properties style:use-optimal-row-height="false" fo:keep-together="always"/>
    </style:style>
    <style:style style:name="TableCell2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P22" style:parent-style-name="TableContents" style:family="paragraph">
      <style:text-properties fo:background-color="#FFFF00"/>
    </style:style>
    <style:style style:name="TableRow23" style:family="table-row">
      <style:table-row-properties style:use-optimal-row-height="false" fo:keep-together="always"/>
    </style:style>
    <style:style style:name="TableCell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 style:parent-style-name="Absatz-Standardschriftart" style:family="text">
      <style:text-properties fo:background-color="#FFFF00"/>
    </style:style>
    <style:style style:name="T27" style:parent-style-name="Absatz-Standardschriftart" style:family="text">
      <style:text-properties fo:background-color="#FFFF00"/>
    </style:style>
    <style:style style:name="T28" style:parent-style-name="Absatz-Standardschriftart" style:family="text">
      <style:text-properties fo:background-color="#FFFF00"/>
    </style:style>
    <style:style style:name="T29" style:parent-style-name="Absatz-Standardschriftart" style:family="text">
      <style:text-properties fo:background-color="#FFFF00"/>
    </style:style>
    <style:style style:name="T30" style:parent-style-name="Absatz-Standardschriftart" style:family="text">
      <style:text-properties fo:background-color="#FFFF00"/>
    </style:style>
    <style:style style:name="T31" style:parent-style-name="Absatz-Standardschriftart" style:family="text">
      <style:text-properties fo:background-color="#FFFF00"/>
    </style:style>
    <style:style style:name="T32" style:parent-style-name="Absatz-Standardschriftart" style:family="text">
      <style:text-properties fo:background-color="#FFFF00"/>
    </style:style>
    <style:style style:name="TableRow33" style:family="table-row">
      <style:table-row-properties style:use-optimal-row-height="false" fo:keep-together="always"/>
    </style:style>
    <style:style style:name="TableCell3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3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6" style:parent-style-name="Absatz-Standardschriftart" style:family="text">
      <style:text-properties fo:background-color="#FFFF00"/>
    </style:style>
    <style:style style:name="T37" style:parent-style-name="Absatz-Standardschriftart" style:family="text">
      <style:text-properties fo:background-color="#FFFF00"/>
    </style:style>
    <style:style style:name="T38" style:parent-style-name="Absatz-Standardschriftart" style:family="text">
      <style:text-properties fo:background-color="#FFFF00"/>
    </style:style>
    <style:style style:name="T39" style:parent-style-name="Absatz-Standardschriftart" style:family="text">
      <style:text-properties fo:background-color="#FFFF00"/>
    </style:style>
    <style:style style:name="T40" style:parent-style-name="Absatz-Standardschriftart" style:family="text">
      <style:text-properties fo:background-color="#FFFF00"/>
    </style:style>
    <style:style style:name="T41" style:parent-style-name="Absatz-Standardschriftart" style:family="text">
      <style:text-properties fo:background-color="#FFFF00"/>
    </style:style>
    <style:style style:name="T42" style:parent-style-name="Absatz-Standardschriftart" style:family="text">
      <style:text-properties fo:background-color="#FFFF00"/>
    </style:style>
    <style:style style:name="T43" style:parent-style-name="Absatz-Standardschriftart" style:family="text">
      <style:text-properties fo:background-color="#FFFF00"/>
    </style:style>
    <style:style style:name="T44" style:parent-style-name="Absatz-Standardschriftart" style:family="text">
      <style:text-properties fo:background-color="#FFFF00"/>
    </style:style>
    <style:style style:name="TableRow45" style:family="table-row">
      <style:table-row-properties style:use-optimal-row-height="false" fo:keep-together="always"/>
    </style:style>
    <style:style style:name="TableCell4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7" style:parent-style-name="Absatz-Standardschriftart" style:family="text">
      <style:text-properties fo:background-color="#FFFF00"/>
    </style:style>
    <style:style style:name="T48" style:parent-style-name="Absatz-Standardschriftart" style:family="text">
      <style:text-properties fo:background-color="#FFFF00"/>
    </style:style>
    <style:style style:name="TableCell4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50" style:parent-style-name="Absatz-Standardschriftart" style:family="text">
      <style:text-properties fo:background-color="#FFFF00"/>
    </style:style>
    <style:style style:name="TableRow51" style:family="table-row">
      <style:table-row-properties style:use-optimal-row-height="false" fo:keep-together="always"/>
    </style:style>
    <style:style style:name="TableCell5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53" style:parent-style-name="Absatz-Standardschriftart" style:family="text">
      <style:text-properties fo:background-color="#FFFF00"/>
    </style:style>
    <style:style style:name="TableCell5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55" style:parent-style-name="Absatz-Standardschriftart" style:family="text">
      <style:text-properties style:letter-kerning="false" fo:background-color="#FFFF00"/>
    </style:style>
    <style:style style:name="TableRow56" style:family="table-row">
      <style:table-row-properties style:use-optimal-row-height="false" fo:keep-together="always"/>
    </style:style>
    <style:style style:name="TableCell5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58" style:parent-style-name="Absatz-Standardschriftart" style:family="text">
      <style:text-properties fo:background-color="#FFFF00"/>
    </style:style>
    <style:style style:name="TableCell5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0" style:parent-style-name="Absatz-Standardschriftart" style:family="text">
      <style:text-properties fo:background-color="#FFFF00"/>
    </style:style>
    <style:style style:name="TableRow61" style:family="table-row">
      <style:table-row-properties style:use-optimal-row-height="false" fo:keep-together="always"/>
    </style:style>
    <style:style style:name="TableCell6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63"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64" style:parent-style-name="Absatz-Standardschriftart" style:family="text">
      <style:text-properties fo:background-color="#FFFF00"/>
    </style:style>
    <style:style style:name="TableCell6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6" style:parent-style-name="Absatz-Standardschriftart" style:family="text">
      <style:text-properties fo:background-color="#FFFF00"/>
    </style:style>
    <style:style style:name="TableCell6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8" style:parent-style-name="Absatz-Standardschriftart" style:family="text">
      <style:text-properties fo:background-color="#FFFF00"/>
    </style:style>
    <style:style style:name="TableRow69" style:family="table-row">
      <style:table-row-properties style:use-optimal-row-height="false" fo:keep-together="always"/>
    </style:style>
    <style:style style:name="TableCell7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71"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72" style:parent-style-name="Absatz-Standardschriftart" style:family="text">
      <style:text-properties fo:background-color="#FFFF00"/>
    </style:style>
    <style:style style:name="TableCell7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4" style:parent-style-name="Absatz-Standardschriftart" style:family="text">
      <style:text-properties fo:background-color="#FFFF00"/>
    </style:style>
    <style:style style:name="TableCell7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6" style:parent-style-name="Absatz-Standardschriftart" style:family="text">
      <style:text-properties fo:background-color="#FFFF00"/>
    </style:style>
    <style:style style:name="TableRow77" style:family="table-row">
      <style:table-row-properties style:use-optimal-row-height="false" fo:keep-together="always"/>
    </style:style>
    <style:style style:name="TableCell7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9" style:parent-style-name="Absatz-Standardschriftart" style:family="text">
      <style:text-properties fo:background-color="#FFFF00"/>
    </style:style>
    <style:style style:name="TableCell8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1" style:parent-style-name="Absatz-Standardschriftart" style:family="text">
      <style:text-properties fo:background-color="#FFFF00"/>
    </style:style>
    <style:style style:name="TableRow82" style:family="table-row">
      <style:table-row-properties style:use-optimal-row-height="false" fo:keep-together="always"/>
    </style:style>
    <style:style style:name="TableCell8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84" style:parent-style-name="Absatz-Standardschriftart" style:family="text">
      <style:text-properties fo:background-color="#FFFF00"/>
    </style:style>
    <style:style style:name="TableCell8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6" style:parent-style-name="Absatz-Standardschriftart" style:family="text">
      <style:text-properties fo:background-color="#FFFF00"/>
    </style:style>
    <style:style style:name="TableRow87" style:family="table-row">
      <style:table-row-properties style:use-optimal-row-height="false" fo:keep-together="always"/>
    </style:style>
    <style:style style:name="TableCell88"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89" style:parent-style-name="TableContents" style:family="paragraph">
      <style:text-properties fo:font-weight="bold" style:font-weight-asian="bold" style:font-weight-complex="bold" fo:color="#E81E41" style:font-size-complex="9pt"/>
    </style:style>
    <style:style style:name="TableRow90" style:family="table-row">
      <style:table-row-properties style:use-optimal-row-height="false" fo:keep-together="always"/>
    </style:style>
    <style:style style:name="TableCell9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92" style:parent-style-name="Absatz-Standardschriftart" style:family="text">
      <style:text-properties fo:background-color="#FFFF00"/>
    </style:style>
    <style:style style:name="TableCell9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4" style:parent-style-name="Absatz-Standardschriftart" style:family="text">
      <style:text-properties fo:background-color="#FFFF00"/>
    </style:style>
    <style:style style:name="TableRow95" style:family="table-row">
      <style:table-row-properties style:use-optimal-row-height="false" fo:keep-together="always"/>
    </style:style>
    <style:style style:name="TableCell9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8" style:parent-style-name="Absatz-Standardschriftart" style:family="text">
      <style:text-properties fo:background-color="#FFFF00" fo:language="en" fo:country="GB"/>
    </style:style>
    <style:style style:name="TableRow99" style:family="table-row">
      <style:table-row-properties style:use-optimal-row-height="false" fo:keep-together="always"/>
    </style:style>
    <style:style style:name="TableCell10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02" style:parent-style-name="Absatz-Standardschriftart" style:family="text">
      <style:text-properties fo:background-color="#FFFF00" fo:language="en" fo:country="GB"/>
    </style:style>
    <style:style style:name="TableRow103" style:family="table-row">
      <style:table-row-properties style:use-optimal-row-height="false" fo:keep-together="always"/>
    </style:style>
    <style:style style:name="TableCell10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05" style:parent-style-name="TableContents" style:family="paragraph">
      <style:text-properties fo:font-weight="bold" style:font-weight-asian="bold" style:font-weight-complex="bold" fo:color="#E81E41" style:font-size-complex="9pt"/>
    </style:style>
    <style:style style:name="TableRow106" style:family="table-row">
      <style:table-row-properties style:use-optimal-row-height="false" fo:keep-together="always"/>
    </style:style>
    <style:style style:name="TableCell10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08" style:parent-style-name="Absatz-Standardschriftart" style:family="text">
      <style:text-properties fo:background-color="#FFFF00"/>
    </style:style>
    <style:style style:name="TableCell10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10" style:parent-style-name="Absatz-Standardschriftart" style:family="text">
      <style:text-properties fo:background-color="#FFFF00"/>
    </style:style>
    <style:style style:name="T111" style:parent-style-name="Absatz-Standardschriftart" style:family="text">
      <style:text-properties fo:background-color="#FFFF00"/>
    </style:style>
    <style:style style:name="T112" style:parent-style-name="Absatz-Standardschriftart" style:family="text">
      <style:text-properties fo:background-color="#FFFF00"/>
    </style:style>
    <style:style style:name="T113" style:parent-style-name="Absatz-Standardschriftart" style:family="text">
      <style:text-properties fo:background-color="#FFFF00"/>
    </style:style>
    <style:style style:name="T114" style:parent-style-name="Absatz-Standardschriftart" style:family="text">
      <style:text-properties fo:background-color="#FFFF00"/>
    </style:style>
    <style:style style:name="TableRow115" style:family="table-row">
      <style:table-row-properties style:use-optimal-row-height="false" fo:keep-together="always"/>
    </style:style>
    <style:style style:name="TableCell11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1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18" style:parent-style-name="Absatz-Standardschriftart" style:family="text">
      <style:text-properties fo:background-color="#FFFF00" fo:language="en" fo:country="GB"/>
    </style:style>
    <style:style style:name="T119" style:parent-style-name="Absatz-Standardschriftart" style:family="text">
      <style:text-properties fo:background-color="#FFFF00" fo:language="en" fo:country="GB"/>
    </style:style>
    <style:style style:name="T120" style:parent-style-name="Absatz-Standardschriftart" style:family="text">
      <style:text-properties fo:background-color="#FFFF00" fo:language="en" fo:country="GB"/>
    </style:style>
    <style:style style:name="TableCell1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23" style:parent-style-name="Absatz-Standardschriftart" style:family="text">
      <style:text-properties fo:background-color="#FFFF00" fo:language="en" fo:country="GB"/>
    </style:style>
    <style:style style:name="T124" style:parent-style-name="Absatz-Standardschriftart" style:family="text">
      <style:text-properties fo:background-color="#FFFF00" fo:language="en" fo:country="GB"/>
    </style:style>
    <style:style style:name="T125" style:parent-style-name="Absatz-Standardschriftart" style:family="text">
      <style:text-properties fo:background-color="#FFFF00" fo:language="en" fo:country="GB"/>
    </style:style>
    <style:style style:name="TableRow126" style:family="table-row">
      <style:table-row-properties style:use-optimal-row-height="false" fo:keep-together="always"/>
    </style:style>
    <style:style style:name="TableCell12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28" style:parent-style-name="Absatz-Standardschriftart" style:family="text">
      <style:text-properties fo:background-color="#FFFF00"/>
    </style:style>
    <style:style style:name="TableCell12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30" style:parent-style-name="Absatz-Standardschriftart" style:family="text">
      <style:text-properties fo:background-color="#FFFF00" fo:language="en" fo:country="GB"/>
    </style:style>
    <style:style style:name="T131" style:parent-style-name="Absatz-Standardschriftart" style:family="text">
      <style:text-properties fo:background-color="#FFFF00" fo:language="en" fo:country="GB"/>
    </style:style>
    <style:style style:name="T132" style:parent-style-name="Absatz-Standardschriftart" style:family="text">
      <style:text-properties fo:background-color="#FFFF00" fo:language="en" fo:country="GB"/>
    </style:style>
    <style:style style:name="TableCell13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34" style:parent-style-name="Absatz-Standardschriftart" style:family="text">
      <style:text-properties fo:background-color="#FFFF00"/>
    </style:style>
    <style:style style:name="T135" style:parent-style-name="Absatz-Standardschriftart" style:family="text">
      <style:text-properties fo:background-color="#FFFF00"/>
    </style:style>
    <style:style style:name="TableCell13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37" style:parent-style-name="Absatz-Standardschriftart" style:family="text">
      <style:text-properties fo:background-color="#FFFF00"/>
    </style:style>
    <style:style style:name="T138" style:parent-style-name="Absatz-Standardschriftart" style:family="text">
      <style:text-properties fo:background-color="#FFFF00"/>
    </style:style>
    <style:style style:name="T139" style:parent-style-name="Absatz-Standardschriftart" style:family="text">
      <style:text-properties fo:background-color="#FFFF00"/>
    </style:style>
    <style:style style:name="TableRow140" style:family="table-row">
      <style:table-row-properties style:use-optimal-row-height="false" fo:keep-together="always"/>
    </style:style>
    <style:style style:name="TableCell141"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42" style:parent-style-name="TableContents" style:family="paragraph">
      <style:text-properties fo:font-weight="bold" style:font-weight-asian="bold" style:font-weight-complex="bold" fo:color="#E81E41" style:font-size-complex="9pt"/>
    </style:style>
    <style:style style:name="TableRow143" style:family="table-row">
      <style:table-row-properties style:use-optimal-row-height="false" fo:keep-together="always"/>
    </style:style>
    <style:style style:name="TableCell14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5"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46" style:parent-style-name="Absatz-Standardschriftart" style:family="text">
      <style:text-properties fo:background-color="#FFFF00" fo:language="en" fo:country="GB"/>
    </style:style>
    <style:style style:name="T147" style:parent-style-name="Absatz-Standardschriftart" style:family="text">
      <style:text-properties fo:background-color="#FFFF00" fo:language="en" fo:country="GB"/>
    </style:style>
    <style:style style:name="T148" style:parent-style-name="Absatz-Standardschriftart" style:family="text">
      <style:text-properties fo:background-color="#FFFF00" fo:language="en" fo:country="GB"/>
    </style:style>
    <style:style style:name="T149" style:parent-style-name="Absatz-Standardschriftart" style:family="text">
      <style:text-properties fo:background-color="#FFFF00" fo:language="en" fo:country="GB"/>
    </style:style>
    <style:style style:name="T150" style:parent-style-name="Absatz-Standardschriftart" style:family="text">
      <style:text-properties fo:background-color="#FFFF00" fo:language="en" fo:country="GB"/>
    </style:style>
    <style:style style:name="TableCell1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5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53" style:parent-style-name="Absatz-Standardschriftart" style:family="text">
      <style:text-properties fo:background-color="#FFFF00" fo:language="en" fo:country="GB"/>
    </style:style>
    <style:style style:name="T154" style:parent-style-name="Absatz-Standardschriftart" style:family="text">
      <style:text-properties fo:background-color="#FFFF00" fo:language="en" fo:country="GB"/>
    </style:style>
    <style:style style:name="T155" style:parent-style-name="Absatz-Standardschriftart" style:family="text">
      <style:text-properties fo:background-color="#FFFF00" fo:language="en" fo:country="GB"/>
    </style:style>
    <style:style style:name="T156" style:parent-style-name="Absatz-Standardschriftart" style:family="text">
      <style:text-properties fo:background-color="#FFFF00" fo:language="en" fo:country="GB"/>
    </style:style>
    <style:style style:name="T157" style:parent-style-name="Absatz-Standardschriftart" style:family="text">
      <style:text-properties fo:background-color="#FFFF00" fo:language="en" fo:country="GB"/>
    </style:style>
    <style:style style:name="TableRow158" style:family="table-row">
      <style:table-row-properties style:use-optimal-row-height="false" fo:keep-together="always"/>
    </style:style>
    <style:style style:name="TableCell15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60" style:parent-style-name="Absatz-Standardschriftart" style:family="text">
      <style:text-properties fo:background-color="#FFFF00"/>
    </style:style>
    <style:style style:name="TableCell161"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2" style:parent-style-name="Absatz-Standardschriftart" style:family="text">
      <style:text-properties fo:background-color="#FFFF00" fo:language="en" fo:country="GB"/>
    </style:style>
    <style:style style:name="T163" style:parent-style-name="Absatz-Standardschriftart" style:family="text">
      <style:text-properties fo:background-color="#FFFF00" fo:language="en" fo:country="GB"/>
    </style:style>
    <style:style style:name="T164" style:parent-style-name="Absatz-Standardschriftart" style:family="text">
      <style:text-properties fo:background-color="#FFFF00" fo:language="en" fo:country="GB"/>
    </style:style>
    <style:style style:name="T165" style:parent-style-name="Absatz-Standardschriftart" style:family="text">
      <style:text-properties fo:background-color="#FFFF00" fo:language="en" fo:country="GB"/>
    </style:style>
    <style:style style:name="T166" style:parent-style-name="Absatz-Standardschriftart" style:family="text">
      <style:text-properties fo:background-color="#FFFF00" fo:language="en" fo:country="GB"/>
    </style:style>
    <style:style style:name="TableCell16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68" style:parent-style-name="Absatz-Standardschriftart" style:family="text">
      <style:text-properties fo:background-color="#FFFF00"/>
    </style:style>
    <style:style style:name="TableCell16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70" style:parent-style-name="Absatz-Standardschriftart" style:family="text">
      <style:text-properties fo:background-color="#FFFF00" fo:language="en" fo:country="GB"/>
    </style:style>
    <style:style style:name="T171" style:parent-style-name="Absatz-Standardschriftart" style:family="text">
      <style:text-properties fo:background-color="#FFFF00" fo:language="en" fo:country="GB"/>
    </style:style>
    <style:style style:name="T172" style:parent-style-name="Absatz-Standardschriftart" style:family="text">
      <style:text-properties fo:background-color="#FFFF00" fo:language="en" fo:country="GB"/>
    </style:style>
    <style:style style:name="TableRow173" style:family="table-row">
      <style:table-row-properties style:use-optimal-row-height="false" fo:keep-together="always"/>
    </style:style>
    <style:style style:name="TableCell17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75" style:parent-style-name="TableContents" style:family="paragraph">
      <style:text-properties fo:font-weight="bold" style:font-weight-asian="bold" style:font-weight-complex="bold" fo:color="#E81E41" style:font-size-complex="9pt"/>
    </style:style>
    <style:style style:name="TableRow176" style:family="table-row">
      <style:table-row-properties style:use-optimal-row-height="false" fo:keep-together="always"/>
    </style:style>
    <style:style style:name="TableCell17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7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79" style:parent-style-name="Absatz-Standardschriftart" style:family="text">
      <style:text-properties fo:background-color="#FFFF00" fo:language="en" fo:country="GB"/>
    </style:style>
    <style:style style:name="T180" style:parent-style-name="Absatz-Standardschriftart" style:family="text">
      <style:text-properties fo:background-color="#FFFF00" fo:language="en" fo:country="GB"/>
    </style:style>
    <style:style style:name="T181" style:parent-style-name="Absatz-Standardschriftart" style:family="text">
      <style:text-properties fo:background-color="#FFFF00" fo:language="en" fo:country="GB"/>
    </style:style>
    <style:style style:name="TableCell18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8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84" style:parent-style-name="Absatz-Standardschriftart" style:family="text">
      <style:text-properties fo:background-color="#FFFF00" fo:language="en" fo:country="GB"/>
    </style:style>
    <style:style style:name="T185" style:parent-style-name="Absatz-Standardschriftart" style:family="text">
      <style:text-properties fo:background-color="#FFFF00" fo:language="en" fo:country="GB"/>
    </style:style>
    <style:style style:name="T186" style:parent-style-name="Absatz-Standardschriftart" style:family="text">
      <style:text-properties fo:background-color="#FFFF00" fo:language="en" fo:country="GB"/>
    </style:style>
    <style:style style:name="TableRow187" style:family="table-row">
      <style:table-row-properties style:use-optimal-row-height="false" fo:keep-together="always"/>
    </style:style>
    <style:style style:name="TableCell18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89" style:parent-style-name="Absatz-Standardschriftart" style:family="text">
      <style:text-properties fo:background-color="#FFFF00"/>
    </style:style>
    <style:style style:name="TableCell19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91" style:parent-style-name="Absatz-Standardschriftart" style:family="text">
      <style:text-properties fo:background-color="#FFFF00" fo:language="en" fo:country="GB"/>
    </style:style>
    <style:style style:name="T192" style:parent-style-name="Absatz-Standardschriftart" style:family="text">
      <style:text-properties fo:background-color="#FFFF00" fo:language="en" fo:country="GB"/>
    </style:style>
    <style:style style:name="T193" style:parent-style-name="Absatz-Standardschriftart" style:family="text">
      <style:text-properties fo:background-color="#FFFF00" fo:language="en" fo:country="GB"/>
    </style:style>
    <style:style style:name="TableCell19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95" style:parent-style-name="Absatz-Standardschriftart" style:family="text">
      <style:text-properties fo:background-color="#FFFF00"/>
    </style:style>
    <style:style style:name="T196" style:parent-style-name="Absatz-Standardschriftart" style:family="text">
      <style:text-properties fo:background-color="#FFFF00"/>
    </style:style>
    <style:style style:name="TableCell19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98" style:parent-style-name="Absatz-Standardschriftart" style:family="text">
      <style:text-properties fo:background-color="#FFFF00"/>
    </style:style>
    <style:style style:name="T199" style:parent-style-name="Absatz-Standardschriftart" style:family="text">
      <style:text-properties fo:background-color="#FFFF00"/>
    </style:style>
    <style:style style:name="T200" style:parent-style-name="Absatz-Standardschriftart" style:family="text">
      <style:text-properties fo:background-color="#FFFF00"/>
    </style:style>
    <style:style style:name="TableRow201" style:family="table-row">
      <style:table-row-properties style:use-optimal-row-height="false" fo:keep-together="always"/>
    </style:style>
    <style:style style:name="TableCell20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03" style:parent-style-name="Absatz-Standardschriftart" style:family="text">
      <style:text-properties fo:background-color="#FFFF00"/>
    </style:style>
    <style:style style:name="TableCell204"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205" style:parent-style-name="Absatz-Standardschriftart" style:family="text">
      <style:text-properties fo:background-color="#FFFF00"/>
    </style:style>
    <style:style style:name="T206" style:parent-style-name="Absatz-Standardschriftart" style:family="text">
      <style:text-properties fo:background-color="#FFFF00"/>
    </style:style>
    <style:style style:name="TableCell20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08" style:parent-style-name="Absatz-Standardschriftart" style:family="text">
      <style:text-properties fo:background-color="#FFFF00"/>
    </style:style>
    <style:style style:name="TableCell20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0" style:parent-style-name="Absatz-Standardschriftart" style:family="text">
      <style:text-properties fo:background-color="#FFFF00" fo:language="en" fo:country="GB"/>
    </style:style>
    <style:style style:name="T211" style:parent-style-name="Absatz-Standardschriftart" style:family="text">
      <style:text-properties fo:background-color="#FFFF00" fo:language="en" fo:country="GB"/>
    </style:style>
    <style:style style:name="TableRow212" style:family="table-row">
      <style:table-row-properties style:use-optimal-row-height="false" fo:keep-together="always"/>
    </style:style>
    <style:style style:name="TableCell21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4"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215" style:parent-style-name="Absatz-Standardschriftart" style:family="text">
      <style:text-properties fo:background-color="#FFFF00"/>
    </style:style>
    <style:style style:name="T216" style:parent-style-name="Absatz-Standardschriftart" style:family="text">
      <style:text-properties fo:background-color="#FFFF00"/>
    </style:style>
    <style:style style:name="T217" style:parent-style-name="Absatz-Standardschriftart" style:family="text">
      <style:text-properties fo:background-color="#FFFF00"/>
    </style:style>
    <style:style style:name="TableCell2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0" style:parent-style-name="Absatz-Standardschriftart" style:family="text">
      <style:text-properties fo:background-color="#FFFF00"/>
    </style:style>
    <style:style style:name="T221" style:parent-style-name="Absatz-Standardschriftart" style:family="text">
      <style:text-properties fo:background-color="#FFFF00"/>
    </style:style>
    <style:style style:name="TableRow222" style:family="table-row">
      <style:table-row-properties style:use-optimal-row-height="false" fo:keep-together="always"/>
    </style:style>
    <style:style style:name="TableCell22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24" style:parent-style-name="TableContents" style:family="paragraph">
      <style:paragraph-properties fo:keep-with-next="always" fo:keep-together="always"/>
      <style:text-properties fo:font-weight="bold" style:font-weight-asian="bold" style:font-weight-complex="bold" fo:color="#E81E41" style:font-size-complex="9pt"/>
    </style:style>
    <style:style style:name="TableRow225" style:family="table-row">
      <style:table-row-properties style:use-optimal-row-height="false" fo:keep-together="always"/>
    </style:style>
    <style:style style:name="TableCell22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27" style:parent-style-name="TableContents" style:family="paragraph">
      <style:text-properties style:font-size-complex="9pt"/>
    </style:style>
    <style:style style:name="TableCell22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229" style:parent-style-name="Absatz-Standardschriftart" style:family="text">
      <style:text-properties fo:background-color="#FFFF00" fo:language="en" fo:country="GB"/>
    </style:style>
    <style:style style:name="T230" style:parent-style-name="Absatz-Standardschriftart" style:family="text">
      <style:text-properties fo:background-color="#FFFF00" fo:language="en" fo:country="GB"/>
    </style:style>
    <style:style style:name="TableCell23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2" style:parent-style-name="TableContents" style:family="paragraph">
      <style:text-properties style:font-size-complex="9pt"/>
    </style:style>
    <style:style style:name="TableCell23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34" style:parent-style-name="Absatz-Standardschriftart" style:family="text">
      <style:text-properties fo:background-color="#FFFF00" fo:language="en" fo:country="GB"/>
    </style:style>
    <style:style style:name="T235" style:parent-style-name="Absatz-Standardschriftart" style:family="text">
      <style:text-properties fo:background-color="#FFFF00" fo:language="en" fo:country="GB"/>
    </style:style>
    <style:style style:name="T236" style:parent-style-name="Absatz-Standardschriftart" style:family="text">
      <style:text-properties fo:background-color="#FFFF00" fo:language="en" fo:country="GB"/>
    </style:style>
    <style:style style:name="T237" style:parent-style-name="Absatz-Standardschriftart" style:family="text">
      <style:text-properties fo:background-color="#FFFF00" fo:language="en" fo:country="GB"/>
    </style:style>
    <style:style style:name="TableRow238" style:family="table-row">
      <style:table-row-properties style:use-optimal-row-height="false" fo:keep-together="always"/>
    </style:style>
    <style:style style:name="TableCell239"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40" style:parent-style-name="TableContents" style:family="paragraph">
      <style:text-properties fo:font-weight="bold" style:font-weight-asian="bold" style:font-weight-complex="bold" fo:color="#E81E41" style:font-size-complex="9pt"/>
    </style:style>
    <style:style style:name="TableRow241" style:family="table-row">
      <style:table-row-properties style:use-optimal-row-height="false" fo:keep-together="always"/>
    </style:style>
    <style:style style:name="TableCell24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43" style:parent-style-name="Absatz-Standardschriftart" style:family="text">
      <style:text-properties style:font-size-complex="9pt"/>
    </style:style>
    <style:style style:name="T244" style:parent-style-name="Absatz-Standardschriftart" style:family="text">
      <style:text-properties fo:color="#233C4C" style:font-size-complex="9pt" fo:background-color="#FFFF00"/>
    </style:style>
    <style:style style:name="T245" style:parent-style-name="Absatz-Standardschriftart" style:family="text">
      <style:text-properties fo:color="#233C4C" style:font-size-complex="9pt"/>
    </style:style>
    <style:style style:name="T246" style:parent-style-name="Absatz-Standardschriftart" style:family="text">
      <style:text-properties fo:color="#233C4C" style:font-size-complex="9pt" fo:background-color="#FFFF00"/>
    </style:style>
    <style:style style:name="TableCell24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48" style:parent-style-name="Absatz-Standardschriftart" style:family="text">
      <style:text-properties fo:background-color="#FFFF00"/>
    </style:style>
    <style:style style:name="T249" style:parent-style-name="Absatz-Standardschriftart" style:family="text">
      <style:text-properties fo:background-color="#FFFF00"/>
    </style:style>
    <style:style style:name="T250" style:parent-style-name="Absatz-Standardschriftart" style:family="text">
      <style:text-properties fo:background-color="#FFFF00"/>
    </style:style>
    <style:style style:name="TableRow251" style:family="table-row">
      <style:table-row-properties style:use-optimal-row-height="false" fo:keep-together="always"/>
    </style:style>
    <style:style style:name="TableCell252"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53" style:parent-style-name="TableContents" style:family="paragraph">
      <style:text-properties fo:font-weight="bold" style:font-weight-asian="bold" style:font-weight-complex="bold" fo:color="#E81E41" style:font-size-complex="9pt"/>
    </style:style>
    <style:style style:name="TableRow254" style:family="table-row">
      <style:table-row-properties style:use-optimal-row-height="false" fo:keep-together="always"/>
    </style:style>
    <style:style style:name="TableCell25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56" style:parent-style-name="Absatz-Standardschriftart" style:family="text">
      <style:text-properties style:font-size-complex="9pt"/>
    </style:style>
    <style:style style:name="T257" style:parent-style-name="Absatz-Standardschriftart" style:family="text">
      <style:text-properties style:font-size-complex="9pt" fo:background-color="#FFFF00"/>
    </style:style>
    <style:style style:name="TableCell25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9" style:parent-style-name="Absatz-Standardschriftart" style:family="text">
      <style:text-properties fo:background-color="#FFFF00" fo:language="en" fo:country="GB"/>
    </style:style>
    <style:style style:name="T260" style:parent-style-name="Absatz-Standardschriftart" style:family="text">
      <style:text-properties fo:background-color="#FFFF00" fo:language="en" fo:country="GB"/>
    </style:style>
    <style:style style:name="TableRow261" style:family="table-row">
      <style:table-row-properties style:use-optimal-row-height="false" fo:keep-together="always"/>
    </style:style>
    <style:style style:name="TableCell26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3" style:parent-style-name="TableContents" style:family="paragraph">
      <style:text-properties style:font-size-complex="9pt"/>
    </style:style>
    <style:style style:name="T264" style:parent-style-name="Absatz-Standardschriftart" style:family="text">
      <style:text-properties style:font-size-complex="9pt"/>
    </style:style>
    <style:style style:name="T265" style:parent-style-name="Absatz-Standardschriftart" style:family="text">
      <style:text-properties style:font-size-complex="9pt" fo:background-color="#FFFF00"/>
    </style:style>
    <style:style style:name="TableCell26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7" style:parent-style-name="Absatz-Standardschriftart" style:family="text">
      <style:text-properties fo:background-color="#FFFF00" fo:language="en" fo:country="GB"/>
    </style:style>
    <style:style style:name="T268" style:parent-style-name="Absatz-Standardschriftart" style:family="text">
      <style:text-properties fo:background-color="#FFFF00" fo:language="en" fo:country="GB"/>
    </style:style>
    <style:style style:name="T269" style:parent-style-name="Absatz-Standardschriftart" style:family="text">
      <style:text-properties fo:background-color="#FFFF00" fo:language="en" fo:country="GB"/>
    </style:style>
    <style:style style:name="T270" style:parent-style-name="Absatz-Standardschriftart" style:family="text">
      <style:text-properties fo:background-color="#FFFF00" fo:language="en" fo:country="GB"/>
    </style:style>
    <style:style style:name="T271" style:parent-style-name="Absatz-Standardschriftart" style:family="text">
      <style:text-properties fo:background-color="#FFFF00" fo:language="en" fo:country="GB"/>
    </style:style>
    <style:style style:name="TableRow272" style:family="table-row">
      <style:table-row-properties style:use-optimal-row-height="false" fo:keep-together="always"/>
    </style:style>
    <style:style style:name="TableCell27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74" style:parent-style-name="TableContents" style:family="paragraph">
      <style:text-properties style:font-size-complex="9pt"/>
    </style:style>
    <style:style style:name="P275" style:parent-style-name="TableContents" style:family="paragraph">
      <style:text-properties style:font-size-complex="9pt"/>
    </style:style>
    <style:style style:name="TableCell27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77" style:parent-style-name="Absatz-Standardschriftart" style:family="text">
      <style:text-properties fo:background-color="#FFFF00" fo:language="en" fo:country="GB"/>
    </style:style>
    <style:style style:name="T278" style:parent-style-name="Absatz-Standardschriftart" style:family="text">
      <style:text-properties fo:background-color="#FFFF00" fo:language="en" fo:country="GB"/>
    </style:style>
    <style:style style:name="T279" style:parent-style-name="Absatz-Standardschriftart" style:family="text">
      <style:text-properties fo:background-color="#FFFF00" fo:language="en" fo:country="GB"/>
    </style:style>
    <style:style style:name="T280" style:parent-style-name="Absatz-Standardschriftart" style:family="text">
      <style:text-properties fo:background-color="#FFFF00" fo:language="en" fo:country="GB"/>
    </style:style>
    <style:style style:name="TableRow281" style:family="table-row">
      <style:table-row-properties style:use-optimal-row-height="false" fo:keep-together="always"/>
    </style:style>
    <style:style style:name="TableCell28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83" style:parent-style-name="TableContents" style:family="paragraph">
      <style:text-properties style:font-size-complex="9pt"/>
    </style:style>
    <style:style style:name="P284" style:parent-style-name="TableContents" style:family="paragraph">
      <style:text-properties style:font-size-complex="9pt"/>
    </style:style>
    <style:style style:name="TableCell28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86" style:parent-style-name="Absatz-Standardschriftart" style:family="text">
      <style:text-properties fo:background-color="#FFFF00" fo:language="en" fo:country="GB"/>
    </style:style>
    <style:style style:name="T287" style:parent-style-name="Absatz-Standardschriftart" style:family="text">
      <style:text-properties fo:background-color="#FFFF00" fo:language="en" fo:country="GB"/>
    </style:style>
    <style:style style:name="T288" style:parent-style-name="Absatz-Standardschriftart" style:family="text">
      <style:text-properties fo:background-color="#FFFF00" fo:language="en" fo:country="GB"/>
    </style:style>
    <style:style style:name="T289" style:parent-style-name="Absatz-Standardschriftart" style:family="text">
      <style:text-properties fo:background-color="#FFFF00" fo:language="en" fo:country="GB"/>
    </style:style>
    <style:style style:name="T290" style:parent-style-name="Absatz-Standardschriftart" style:family="text">
      <style:text-properties fo:background-color="#FFFF00" fo:language="en" fo:country="GB"/>
    </style:style>
    <style:style style:name="TableRow291" style:family="table-row">
      <style:table-row-properties style:use-optimal-row-height="false" fo:keep-together="always"/>
    </style:style>
    <style:style style:name="TableCell29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93" style:parent-style-name="TableContents" style:family="paragraph">
      <style:text-properties style:font-size-complex="9pt"/>
    </style:style>
    <style:style style:name="TableCell29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95" style:parent-style-name="Absatz-Standardschriftart" style:family="text">
      <style:text-properties fo:background-color="#FFFF00" fo:language="en" fo:country="GB"/>
    </style:style>
    <style:style style:name="T296" style:parent-style-name="Absatz-Standardschriftart" style:family="text">
      <style:text-properties fo:background-color="#FFFF00" fo:language="en" fo:country="GB"/>
    </style:style>
    <style:style style:name="T297" style:parent-style-name="Absatz-Standardschriftart" style:family="text">
      <style:text-properties fo:background-color="#FFFF00" fo:language="en" fo:country="GB"/>
    </style:style>
    <style:style style:name="T298" style:parent-style-name="Absatz-Standardschriftart" style:family="text">
      <style:text-properties fo:background-color="#FFFF00" fo:language="en" fo:country="GB"/>
    </style:style>
    <style:style style:name="T299" style:parent-style-name="Absatz-Standardschriftart" style:family="text">
      <style:text-properties fo:background-color="#FFFF00" fo:language="en" fo:country="GB"/>
    </style:style>
    <style:style style:name="TableRow300" style:family="table-row">
      <style:table-row-properties style:use-optimal-row-height="false" fo:keep-together="always"/>
    </style:style>
    <style:style style:name="TableCell30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02" style:parent-style-name="TableContents" style:family="paragraph">
      <style:text-properties style:font-size-complex="9pt"/>
    </style:style>
    <style:style style:name="TableCell30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04" style:parent-style-name="Absatz-Standardschriftart" style:family="text">
      <style:text-properties fo:background-color="#FFFF00" fo:language="en" fo:country="GB"/>
    </style:style>
    <style:style style:name="T305" style:parent-style-name="Absatz-Standardschriftart" style:family="text">
      <style:text-properties fo:background-color="#FFFF00"/>
    </style:style>
    <style:style style:name="T306" style:parent-style-name="Absatz-Standardschriftart" style:family="text">
      <style:text-properties fo:background-color="#FFFF00" fo:language="en" fo:country="GB"/>
    </style:style>
    <style:style style:name="TableRow307" style:family="table-row">
      <style:table-row-properties style:use-optimal-row-height="false" fo:keep-together="always"/>
    </style:style>
    <style:style style:name="TableCell30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09" style:parent-style-name="TableContents" style:family="paragraph">
      <style:text-properties style:font-size-complex="9pt"/>
    </style:style>
    <style:style style:name="TableCell31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11" style:parent-style-name="Absatz-Standardschriftart" style:family="text">
      <style:text-properties fo:background-color="#FFFF00" fo:language="en" fo:country="GB"/>
    </style:style>
    <style:style style:name="T312" style:parent-style-name="Absatz-Standardschriftart" style:family="text">
      <style:text-properties fo:background-color="#FFFF00"/>
    </style:style>
    <style:style style:name="T313" style:parent-style-name="Absatz-Standardschriftart" style:family="text">
      <style:text-properties fo:background-color="#FFFF00" fo:language="en" fo:country="GB"/>
    </style:style>
    <style:style style:name="TableRow314" style:family="table-row">
      <style:table-row-properties style:use-optimal-row-height="false" fo:keep-together="always"/>
    </style:style>
    <style:style style:name="TableCell31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316" style:parent-style-name="TableContents" style:family="paragraph">
      <style:text-properties fo:font-weight="bold" style:font-weight-asian="bold" style:font-weight-complex="bold" fo:color="#E81E41" style:font-size-complex="9pt"/>
    </style:style>
    <style:style style:name="TableRow317" style:family="table-row">
      <style:table-row-properties style:use-optimal-row-height="false" fo:keep-together="always"/>
    </style:style>
    <style:style style:name="TableCell3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19" style:parent-style-name="TableContents" style:family="paragraph">
      <style:text-properties style:font-size-complex="9pt"/>
    </style:style>
    <style:style style:name="TableCell32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21" style:parent-style-name="Absatz-Standardschriftart" style:family="text">
      <style:text-properties style:font-name-complex="Arial" style:font-size-complex="9pt" fo:background-color="#FFFF00"/>
    </style:style>
    <style:style style:name="T322" style:parent-style-name="Absatz-Standardschriftart" style:family="text">
      <style:text-properties style:font-name-complex="Arial" style:font-size-complex="9pt" fo:background-color="#FFFF00"/>
    </style:style>
    <style:style style:name="T323" style:parent-style-name="Absatz-Standardschriftart" style:family="text">
      <style:text-properties style:font-name-complex="Arial" style:font-size-complex="9pt" fo:background-color="#FFFF00"/>
    </style:style>
    <style:style style:name="T324" style:parent-style-name="Absatz-Standardschriftart" style:family="text">
      <style:text-properties style:font-name-complex="Arial" style:font-size-complex="9pt" fo:background-color="#FFFF00"/>
    </style:style>
    <style:style style:name="T325" style:parent-style-name="Absatz-Standardschriftart" style:family="text">
      <style:text-properties style:font-name-complex="Arial" style:font-size-complex="9pt" fo:background-color="#FFFF00"/>
    </style:style>
    <style:style style:name="T326" style:parent-style-name="Absatz-Standardschriftart" style:family="text">
      <style:text-properties style:font-name-complex="Arial" style:font-size-complex="9pt" fo:background-color="#FFFF00"/>
    </style:style>
    <style:style style:name="TableRow327" style:family="table-row">
      <style:table-row-properties style:use-optimal-row-height="false" fo:keep-together="always"/>
    </style:style>
    <style:style style:name="TableCell32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29" style:parent-style-name="TableContents" style:family="paragraph">
      <style:text-properties style:font-size-complex="9pt"/>
    </style:style>
    <style:style style:name="TableCell33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31" style:parent-style-name="Absatz-Standardschriftart" style:family="text">
      <style:text-properties style:font-name-complex="Arial" style:font-size-complex="9pt" fo:background-color="#FFFF00"/>
    </style:style>
    <style:style style:name="T332" style:parent-style-name="Absatz-Standardschriftart" style:family="text">
      <style:text-properties style:font-name-complex="Arial" style:font-size-complex="9pt" fo:background-color="#FFFF00"/>
    </style:style>
    <style:style style:name="T333" style:parent-style-name="Absatz-Standardschriftart" style:family="text">
      <style:text-properties style:font-name-complex="Arial" style:font-size-complex="9pt" fo:background-color="#FFFF00"/>
    </style:style>
    <style:style style:name="T334" style:parent-style-name="Absatz-Standardschriftart" style:family="text">
      <style:text-properties style:font-name-complex="Arial" style:font-size-complex="9pt" fo:background-color="#FFFF00"/>
    </style:style>
    <style:style style:name="T335" style:parent-style-name="Absatz-Standardschriftart" style:family="text">
      <style:text-properties style:font-name-complex="Arial" style:font-size-complex="9pt" fo:background-color="#FFFF00"/>
    </style:style>
    <style:style style:name="T336" style:parent-style-name="Absatz-Standardschriftart" style:family="text">
      <style:text-properties style:font-name-complex="Arial" style:font-size-complex="9pt" fo:background-color="#FFFF00"/>
    </style:style>
    <style:style style:name="T337" style:parent-style-name="Absatz-Standardschriftart" style:family="text">
      <style:text-properties style:font-name-complex="Arial" style:font-size-complex="9pt" fo:background-color="#FFFF00"/>
    </style:style>
    <style:style style:name="TableRow338" style:family="table-row">
      <style:table-row-properties style:use-optimal-row-height="false" fo:keep-together="always"/>
    </style:style>
    <style:style style:name="TableCell339"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340" style:parent-style-name="TableContents" style:family="paragraph">
      <style:text-properties fo:font-weight="bold" style:font-weight-asian="bold" style:font-weight-complex="bold" fo:color="#E81E41" style:font-size-complex="9pt"/>
    </style:style>
    <style:style style:name="TableRow341" style:family="table-row">
      <style:table-row-properties style:use-optimal-row-height="false" fo:keep-together="always"/>
    </style:style>
    <style:style style:name="TableCell34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43" style:parent-style-name="TableContents" style:family="paragraph">
      <style:text-properties style:font-size-complex="9pt"/>
    </style:style>
    <style:style style:name="TableCell34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45" style:parent-style-name="Absatz-Standardschriftart" style:family="text">
      <style:text-properties style:font-name-complex="Arial" style:font-size-complex="9pt" fo:background-color="#FFFF00" fo:language="en" fo:country="GB"/>
    </style:style>
    <style:style style:name="T346" style:parent-style-name="Absatz-Standardschriftart" style:family="text">
      <style:text-properties style:font-name-complex="Arial" style:font-size-complex="9pt" fo:background-color="#FFFF00" fo:language="en" fo:country="GB"/>
    </style:style>
    <style:style style:name="T347" style:parent-style-name="Absatz-Standardschriftart" style:family="text">
      <style:text-properties style:font-name-complex="Arial" style:font-size-complex="9pt" fo:background-color="#FFFF00" fo:language="en" fo:country="GB"/>
    </style:style>
    <style:style style:name="T348" style:parent-style-name="Absatz-Standardschriftart" style:family="text">
      <style:text-properties style:font-name-complex="Arial" style:font-size-complex="9pt" fo:background-color="#FFFF00" fo:language="en" fo:country="GB"/>
    </style:style>
    <style:style style:name="TableRow349" style:family="table-row">
      <style:table-row-properties style:use-optimal-row-height="false" fo:keep-together="always"/>
    </style:style>
    <style:style style:name="TableCell35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351" style:parent-style-name="TableContents" style:family="paragraph">
      <style:text-properties style:font-size-complex="9pt"/>
    </style:style>
    <style:style style:name="TableCell35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53" style:parent-style-name="Absatz-Standardschriftart" style:family="text">
      <style:text-properties style:font-name-complex="Arial" style:font-size-complex="9pt" fo:background-color="#FFFF00"/>
    </style:style>
    <style:style style:name="T354" style:parent-style-name="Absatz-Standardschriftart" style:family="text">
      <style:text-properties style:font-name-complex="Arial" style:font-size-complex="9pt" fo:background-color="#FFFF00" fo:language="en" fo:country="GB"/>
    </style:style>
    <style:style style:name="T355" style:parent-style-name="Absatz-Standardschriftart" style:family="text">
      <style:text-properties style:font-name-complex="Arial" style:font-size-complex="9pt" fo:background-color="#FFFF00"/>
    </style:style>
  </office:automatic-styles>
  <office:body>
    <office:text text:use-soft-page-breaks="true">
      <text:h text:style-name="P1" text:outline-level="2"><text:bookmark-start text:name="__RefHeading___Toc1028_3204763378"/>Anlagendaten<text:bookmark-end text:name="__RefHeading___Toc1028_3204763378"/></text:h>
      <text:p text:style-name="P10">Nachfolgend finden Sie alle wichtigen Informationen zu Ihrer Anlage, wobei die gelb hinterlegten Zahlen für die Registrierung im Marktstammdatenregister besonders relevant sind. Weitere Erklärungen finden Sie im ebenfalls beigefügten Dokument „Anleitung MaStR“.</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 text:style-name="P18">Anlagenübersicht</text:p>
          </table:table-cell>
          <table:covered-table-cell/>
          <table:covered-table-cell/>
          <table:covered-table-cell/>
        </table:table-row>
        <table:table-row table:style-name="TableRow19">
          <table:table-cell table:style-name="TableCell20">
            <text:p text:style-name="TableContents">Projekt-Nummer</text:p>
          </table:table-cell>
          <table:table-cell table:style-name="TableCell21" table:number-columns-spanned="3">
            <text:p text:style-name="P22">{{project}}</text:p>
          </table:table-cell>
          <table:covered-table-cell/>
          <table:covered-table-cell/>
        </table:table-row>
        <table:table-row table:style-name="TableRow23">
          <table:table-cell table:style-name="TableCell24">
            <text:p text:style-name="TableContents">Anlagenbetreiber</text:p>
          </table:table-cell>
          <table:table-cell table:style-name="TableCell25" table:number-columns-spanned="3">
            <text:p text:style-name="TableContents"><text:span text:style-name="T26">[operator]</text:span><text:span text:style-name="T27">,<text:s/></text:span><text:span text:style-name="T28">{{op_adress_1}}</text:span><text:span text:style-name="T29">,<text:s/></text:span><text:span text:style-name="T30">{{op_adress_2}}</text:span><text:span text:style-name="T31"><text:s/></text:span><text:span text:style-name="T32">{{op_adress_3}}</text:span></text:p>
          </table:table-cell>
          <table:covered-table-cell/>
          <table:covered-table-cell/>
        </table:table-row>
        <table:table-row table:style-name="TableRow33">
          <table:table-cell table:style-name="TableCell34">
            <text:p text:style-name="TableContents">Standort</text:p>
          </table:table-cell>
          <table:table-cell table:style-name="TableCell35" table:number-columns-spanned="3">
            <text:p text:style-name="TableContents"><text:span text:style-name="T36">{{loc_adress_1}}</text:span><text:span text:style-name="T37">,<text:s/></text:span><text:span text:style-name="T38">{{loc_adress_</text:span><text:span text:style-name="T39">2</text:span><text:span text:style-name="T40">}}</text:span><text:span text:style-name="T41"><text:s/></text:span><text:span text:style-name="T42">{{loc_adress_</text:span><text:span text:style-name="T43">3</text:span><text:span text:style-name="T44">}}</text:span></text:p>
          </table:table-cell>
          <table:covered-table-cell/>
          <table:covered-table-cell/>
        </table:table-row>
        <table:table-row table:style-name="TableRow45">
          <table:table-cell table:style-name="TableCell46">
            <text:p text:style-name="TableContents">Bruttoleistung PV<text:s/><text:span text:style-name="T47">(3)</text:span><text:s/><text:span text:style-name="T48">(14)</text:span></text:p>
          </table:table-cell>
          <table:table-cell table:style-name="TableCell49" table:number-columns-spanned="3">
            <text:p text:style-name="TableContents"><text:span text:style-name="T50">{{sys_perf}}</text:span></text:p>
          </table:table-cell>
          <table:covered-table-cell/>
          <table:covered-table-cell/>
        </table:table-row>
        <table:table-row table:style-name="TableRow51">
          <table:table-cell table:style-name="TableCell52">
            <text:p text:style-name="TableContents">Errichtungsort<text:s/><text:span text:style-name="T53">(7)</text:span></text:p>
          </table:table-cell>
          <table:table-cell table:style-name="TableCell54" table:number-columns-spanned="3">
            <text:p text:style-name="TableContents"><text:span text:style-name="T55">{{constr_style}}</text:span></text:p>
          </table:table-cell>
          <table:covered-table-cell/>
          <table:covered-table-cell/>
        </table:table-row>
        <table:table-row table:style-name="TableRow56">
          <table:table-cell table:style-name="TableCell57">
            <text:p text:style-name="TableContents">Ausrichtung einheitlich<text:s/><text:span text:style-name="T58">(8)</text:span></text:p>
          </table:table-cell>
          <table:table-cell table:style-name="TableCell59" table:number-columns-spanned="3">
            <text:p text:style-name="TableContents"><text:span text:style-name="T60">{{bool_consist_azimuth}}</text:span></text:p>
          </table:table-cell>
          <table:covered-table-cell/>
          <table:covered-table-cell/>
        </table:table-row>
        <table:table-row table:style-name="TableRow61">
          <table:table-cell table:style-name="TableCell62">
            <text:p text:style-name="TableContents">Ausrichtung überwiegend</text:p>
          </table:table-cell>
          <table:table-cell table:style-name="TableCell63">
            <text:p text:style-name="TableContents"><text:span text:style-name="T64">{{maj_azimuth}}<text:s/></text:span></text:p>
          </table:table-cell>
          <table:table-cell table:style-name="TableCell65">
            <text:p text:style-name="TableContents">Überwiegend<text:s/><text:span text:style-name="T66">(9)</text:span></text:p>
          </table:table-cell>
          <table:table-cell table:style-name="TableCell67">
            <text:p text:style-name="TableContents"><text:span text:style-name="T68">{{maj_card_point}}</text:span></text:p>
          </table:table-cell>
        </table:table-row>
        <table:table-row table:style-name="TableRow69">
          <table:table-cell table:style-name="TableCell70">
            <text:p text:style-name="TableContents">Ausrichtung weitere</text:p>
          </table:table-cell>
          <table:table-cell table:style-name="TableCell71">
            <text:p text:style-name="TableContents"><text:span text:style-name="T72">{{min_azimuth}}</text:span></text:p>
          </table:table-cell>
          <table:table-cell table:style-name="TableCell73">
            <text:p text:style-name="TableContents">Weitere<text:s/><text:span text:style-name="T74">(9)</text:span></text:p>
          </table:table-cell>
          <table:table-cell table:style-name="TableCell75">
            <text:p text:style-name="TableContents"><text:span text:style-name="T76">{{min_card_point}}</text:span></text:p>
          </table:table-cell>
        </table:table-row>
        <table:table-row table:style-name="TableRow77">
          <table:table-cell table:style-name="TableCell78">
            <text:p text:style-name="TableContents">Neigungswinkel<text:line-break/>überwiegend<text:s/><text:span text:style-name="T79">(10)</text:span></text:p>
          </table:table-cell>
          <table:table-cell table:style-name="TableCell80" table:number-columns-spanned="3">
            <text:p text:style-name="TableContents"><text:span text:style-name="T81">{{maj_tilt}}</text:span></text:p>
          </table:table-cell>
          <table:covered-table-cell/>
          <table:covered-table-cell/>
        </table:table-row>
        <table:table-row table:style-name="TableRow82">
          <table:table-cell table:style-name="TableCell83">
            <text:p text:style-name="TableContents">Neigungswinkel<text:line-break/>weitere<text:s/><text:span text:style-name="T84">(10)</text:span></text:p>
          </table:table-cell>
          <table:table-cell table:style-name="TableCell85" table:number-columns-spanned="3">
            <text:p text:style-name="TableContents"><text:span text:style-name="T86">{{min_tilt}}</text:span></text:p>
          </table:table-cell>
          <table:covered-table-cell/>
          <table:covered-table-cell/>
        </table:table-row>
        <table:table-row table:style-name="TableRow87">
          <table:table-cell table:style-name="TableCell88" table:number-columns-spanned="4">
            <text:p text:style-name="P89">Solargenerator</text:p>
          </table:table-cell>
          <table:covered-table-cell/>
          <table:covered-table-cell/>
          <table:covered-table-cell/>
        </table:table-row>
        <table:table-row table:style-name="TableRow90">
          <table:table-cell table:style-name="TableCell91">
            <text:p text:style-name="TableContents">Anzahl der Module<text:s/><text:span text:style-name="T92">(2)</text:span></text:p>
          </table:table-cell>
          <table:table-cell table:style-name="TableCell93" table:number-columns-spanned="3">
            <text:p text:style-name="TableContents"><text:span text:style-name="T94">{{module_count}}</text:span></text:p>
          </table:table-cell>
          <table:covered-table-cell/>
          <table:covered-table-cell/>
        </table:table-row>
        <table:table-row table:style-name="TableRow95">
          <table:table-cell table:style-name="TableCell96">
            <text:p text:style-name="TableContents">Typ</text:p>
          </table:table-cell>
          <table:table-cell table:style-name="TableCell97" table:number-columns-spanned="3">
            <text:p text:style-name="TableContents"><text:span text:style-name="T98">{{module_type}}</text:span></text:p>
          </table:table-cell>
          <table:covered-table-cell/>
          <table:covered-table-cell/>
        </table:table-row>
        <table:table-row table:style-name="TableRow99">
          <table:table-cell table:style-name="TableCell100">
            <text:p text:style-name="TableContents">Montagesystem</text:p>
          </table:table-cell>
          <table:table-cell table:style-name="TableCell101" table:number-columns-spanned="3">
            <text:p text:style-name="TableContents"><text:span text:style-name="T102">{{mounting_type}}</text:span></text:p>
          </table:table-cell>
          <table:covered-table-cell/>
          <table:covered-table-cell/>
        </table:table-row>
        <table:table-row table:style-name="TableRow103">
          <table:table-cell table:style-name="TableCell104" table:number-columns-spanned="4">
            <text:p text:style-name="P105">PV-Wechselrichter</text:p>
          </table:table-cell>
          <table:covered-table-cell/>
          <table:covered-table-cell/>
          <table:covered-table-cell/>
        </table:table-row>
        <table:table-row table:style-name="TableRow106">
          <table:table-cell table:style-name="TableCell107">
            <text:p text:style-name="TableContents">Gemeinsamer PV-Batterie-Wechselricher<text:s/><text:span text:style-name="T108">(5)</text:span></text:p>
          </table:table-cell>
          <table:table-cell table:style-name="TableCell109" table:number-columns-spanned="3">
            <text:p text:style-name="TableContents"><text:span text:style-name="T110">{{</text:span><text:span text:style-name="T111">hybrid_</text:span><text:span text:style-name="T112">inverter</text:span><text:span text:style-name="T113">_bool</text:span><text:span text:style-name="T114">}}</text:span></text:p>
          </table:table-cell>
          <table:covered-table-cell/>
          <table:covered-table-cell/>
        </table:table-row>
        <table:table-row table:style-name="TableRow115">
          <table:table-cell table:style-name="TableCell116">
            <text:p text:style-name="TableContents">Typ</text:p>
          </table:table-cell>
          <table:table-cell table:style-name="TableCell117">
            <text:p text:style-name="TableContents"><text:span text:style-name="T118">{{inverter</text:span><text:span text:style-name="T119">_type</text:span><text:span text:style-name="T120">}}</text:span></text:p>
          </table:table-cell>
          <table:table-cell table:style-name="TableCell121">
            <text:p text:style-name="TableContents">Seriennummer</text:p>
          </table:table-cell>
          <table:table-cell table:style-name="TableCell122">
            <text:p text:style-name="TableContents"><text:span text:style-name="T123">{{inverter</text:span><text:span text:style-name="T124">_SN</text:span><text:span text:style-name="T125">}}</text:span></text:p>
          </table:table-cell>
        </table:table-row>
        <table:table-row table:style-name="TableRow126">
          <table:table-cell table:style-name="TableCell127">
            <text:p text:style-name="TableContents">Zugeordnete</text:p>
            <text:p text:style-name="TableContents">Wechselrichterleistung<text:s/><text:span text:style-name="T128">(4)</text:span></text:p>
          </table:table-cell>
          <table:table-cell table:style-name="TableCell129">
            <text:p text:style-name="TableContents"><text:span text:style-name="T130">{{inverter</text:span><text:span text:style-name="T131">_power</text:span><text:span text:style-name="T132">}}</text:span></text:p>
          </table:table-cell>
          <table:table-cell table:style-name="TableCell133">
            <text:p text:style-name="TableContents">Datum erstmalige Inbetriebnahme<text:s/><text:span text:style-name="T134">(1)</text:span><text:s/><text:span text:style-name="T135">(13)</text:span></text:p>
          </table:table-cell>
          <table:table-cell table:style-name="TableCell136">
            <text:p text:style-name="TableContents"><text:span text:style-name="T137">{{</text:span><text:span text:style-name="T138">commiss</text:span><text:span text:style-name="T139">_date}}</text:span></text:p>
          </table:table-cell>
        </table:table-row>
        <table:table-row table:style-name="TableRow140">
          <table:table-cell table:style-name="TableCell141" table:number-columns-spanned="4">
            <text:p text:style-name="P142">Batteriewechselrichter</text:p>
          </table:table-cell>
          <table:covered-table-cell/>
          <table:covered-table-cell/>
          <table:covered-table-cell/>
        </table:table-row>
        <table:table-row table:style-name="TableRow143">
          <table:table-cell table:style-name="TableCell144">
            <text:p text:style-name="TableContents">Typ</text:p>
          </table:table-cell>
          <table:table-cell table:style-name="TableCell145">
            <text:p text:style-name="TableContents"><text:span text:style-name="T146">{{</text:span><text:span text:style-name="T147">bat_</text:span><text:span text:style-name="T148">inverter</text:span><text:span text:style-name="T149">_type</text:span><text:span text:style-name="T150">}}</text:span></text:p>
          </table:table-cell>
          <table:table-cell table:style-name="TableCell151">
            <text:p text:style-name="TableContents">Seriennummer</text:p>
          </table:table-cell>
          <table:table-cell table:style-name="TableCell152">
            <text:p text:style-name="TableContents"><text:span text:style-name="T153">{{</text:span><text:span text:style-name="T154">bat_</text:span><text:span text:style-name="T155">inverter</text:span><text:span text:style-name="T156">_SN</text:span><text:span text:style-name="T157">}}</text:span></text:p>
          </table:table-cell>
        </table:table-row>
        <table:table-row table:style-name="TableRow158">
          <table:table-cell table:style-name="TableCell159">
            <text:p text:style-name="TableContents">Zugeordnete</text:p>
            <text:p text:style-name="TableContents">Wechselrichterleistung<text:s/><text:span text:style-name="T160">(17)</text:span></text:p>
          </table:table-cell>
          <table:table-cell table:style-name="TableCell161">
            <text:p text:style-name="TableContents"><text:span text:style-name="T162">{{</text:span><text:span text:style-name="T163">bat_</text:span><text:span text:style-name="T164">inverter</text:span><text:span text:style-name="T165">_power</text:span><text:span text:style-name="T166">}}</text:span></text:p>
          </table:table-cell>
          <table:table-cell table:style-name="TableCell167">
            <text:p text:style-name="TableContents">Art der Kopplung<text:s/><text:span text:style-name="T168">(18)</text:span></text:p>
          </table:table-cell>
          <table:table-cell table:style-name="TableCell169">
            <text:p text:style-name="TableContents"><text:span text:style-name="T170">{{</text:span><text:span text:style-name="T171">coupling_type</text:span><text:span text:style-name="T172">}}</text:span></text:p>
          </table:table-cell>
        </table:table-row>
        <table:table-row table:style-name="TableRow173">
          <table:table-cell table:style-name="TableCell174" table:number-columns-spanned="4">
            <text:p text:style-name="P175">Speicher</text:p>
          </table:table-cell>
          <table:covered-table-cell/>
          <table:covered-table-cell/>
          <table:covered-table-cell/>
        </table:table-row>
        <table:table-row table:style-name="TableRow176">
          <table:table-cell table:style-name="TableCell177">
            <text:p text:style-name="TableContents">Typ</text:p>
          </table:table-cell>
          <table:table-cell table:style-name="TableCell178">
            <text:p text:style-name="TableContents"><text:span text:style-name="T179">{{</text:span><text:span text:style-name="T180">bat_storage_type</text:span><text:span text:style-name="T181">}}</text:span></text:p>
          </table:table-cell>
          <table:table-cell table:style-name="TableCell182">
            <text:p text:style-name="TableContents">Seriennummer</text:p>
          </table:table-cell>
          <table:table-cell table:style-name="TableCell183">
            <text:p text:style-name="TableContents"><text:span text:style-name="T184">{{</text:span><text:span text:style-name="T185">bat_storage_SN</text:span><text:span text:style-name="T186">}}</text:span></text:p>
          </table:table-cell>
        </table:table-row>
        <table:table-row table:style-name="TableRow187">
          <table:table-cell table:style-name="TableCell188">
            <text:p text:style-name="TableContents">Nutzbare</text:p>
            <text:p text:style-name="TableContents">Speicherkapazität<text:s/><text:span text:style-name="T189">(21)</text:span></text:p>
          </table:table-cell>
          <table:table-cell table:style-name="TableCell190">
            <text:p text:style-name="TableContents"><text:span text:style-name="T191">{{</text:span><text:span text:style-name="T192">bat_storage_cap</text:span><text:span text:style-name="T193">}}</text:span></text:p>
          </table:table-cell>
          <table:table-cell table:style-name="TableCell194">
            <text:p text:style-name="TableContents">Datum erstmalige Inbetriebnahme<text:s/><text:span text:style-name="T195">(15)</text:span><text:s/><text:span text:style-name="T196">(22)</text:span></text:p>
          </table:table-cell>
          <table:table-cell table:style-name="TableCell197">
            <text:p text:style-name="TableContents"><text:span text:style-name="T198">{{bat_</text:span><text:span text:style-name="T199">commiss</text:span><text:span text:style-name="T200">_date}}</text:span></text:p>
          </table:table-cell>
        </table:table-row>
        <table:table-row table:style-name="TableRow201">
          <table:table-cell table:style-name="TableCell202">
            <text:p text:style-name="TableContents">Maximale Entladeleistung im Dauerbetrieb<text:s/><text:span text:style-name="T203">(16)</text:span></text:p>
          </table:table-cell>
          <table:table-cell table:style-name="TableCell204">
            <text:p text:style-name="TableContents"><text:span text:style-name="T205">{{</text:span><text:span text:style-name="T206">max_discharge_pow}}</text:span></text:p>
          </table:table-cell>
          <table:table-cell table:style-name="TableCell207">
            <text:p text:style-name="TableContents">Notstromfähigkeit bei Netzstörungen<text:s/><text:span text:style-name="T208">(20)</text:span></text:p>
          </table:table-cell>
          <table:table-cell table:style-name="TableCell209">
            <text:p text:style-name="TableContents"><text:span text:style-name="T210">{{</text:span><text:span text:style-name="T211">em_pow_ability_bool}}</text:span></text:p>
          </table:table-cell>
        </table:table-row>
        <table:table-row table:style-name="TableRow212">
          <table:table-cell table:style-name="TableCell213">
            <text:p text:style-name="TableContents">Technologie der Stromspeicherung</text:p>
          </table:table-cell>
          <table:table-cell table:style-name="TableCell214">
            <text:p text:style-name="TableContents"><text:span text:style-name="T215">{{energy_</text:span><text:span text:style-name="T216">storage</text:span><text:span text:style-name="T217">_type}}</text:span></text:p>
          </table:table-cell>
          <table:table-cell table:style-name="TableCell218">
            <text:p text:style-name="TableContents">Batterietechnologie</text:p>
          </table:table-cell>
          <table:table-cell table:style-name="TableCell219">
            <text:p text:style-name="TableContents"><text:span text:style-name="T220">{{</text:span><text:span text:style-name="T221">bat_technology}}</text:span></text:p>
          </table:table-cell>
        </table:table-row>
        <table:table-row table:style-name="TableRow222">
          <table:table-cell table:style-name="TableCell223" table:number-columns-spanned="4">
            <text:p text:style-name="P224">Ladestation</text:p>
          </table:table-cell>
          <table:covered-table-cell/>
          <table:covered-table-cell/>
          <table:covered-table-cell/>
        </table:table-row>
        <table:table-row table:style-name="TableRow225">
          <table:table-cell table:style-name="TableCell226">
            <text:p text:style-name="P227">Typ</text:p>
          </table:table-cell>
          <table:table-cell table:style-name="TableCell228">
            <text:p text:style-name="TableContents"><text:span text:style-name="T229">{{</text:span><text:span text:style-name="T230">charging_point_type}}</text:span></text:p>
          </table:table-cell>
          <table:table-cell table:style-name="TableCell231">
            <text:p text:style-name="P232">Seriennummer</text:p>
          </table:table-cell>
          <table:table-cell table:style-name="TableCell233">
            <text:p text:style-name="TableContents"><text:span text:style-name="T234">{{</text:span><text:span text:style-name="T235">charging_point_</text:span><text:span text:style-name="T236">SN</text:span><text:span text:style-name="T237">}}</text:span></text:p>
          </table:table-cell>
        </table:table-row>
        <text:soft-page-break/>
        <table:table-row table:style-name="TableRow238">
          <table:table-cell table:style-name="TableCell239" table:number-columns-spanned="4">
            <text:p text:style-name="P240">Anschlussart</text:p>
          </table:table-cell>
          <table:covered-table-cell/>
          <table:covered-table-cell/>
          <table:covered-table-cell/>
        </table:table-row>
        <table:table-row table:style-name="TableRow241">
          <table:table-cell table:style-name="TableCell242">
            <text:p text:style-name="TableContents"><text:span text:style-name="T243">Einspeisung<text:s/></text:span><text:span text:style-name="T244">(11)</text:span><text:span text:style-name="T245"><text:s/></text:span><text:span text:style-name="T246">(19)</text:span></text:p>
          </table:table-cell>
          <table:table-cell table:style-name="TableCell247" table:number-columns-spanned="3">
            <text:p text:style-name="TableContents"><text:span text:style-name="T248">{{</text:span><text:span text:style-name="T249">feeding_type</text:span><text:span text:style-name="T250">}}</text:span></text:p>
          </table:table-cell>
          <table:covered-table-cell/>
          <table:covered-table-cell/>
        </table:table-row>
        <table:table-row table:style-name="TableRow251">
          <table:table-cell table:style-name="TableCell252" table:number-columns-spanned="4">
            <text:p text:style-name="P253">Weitere Anlageneigenschaften</text:p>
          </table:table-cell>
          <table:covered-table-cell/>
          <table:covered-table-cell/>
          <table:covered-table-cell/>
        </table:table-row>
        <table:table-row table:style-name="TableRow254">
          <table:table-cell table:style-name="TableCell255">
            <text:p text:style-name="TableContents"><text:span text:style-name="T256">Leistungsbegrenzung<text:s/></text:span><text:span text:style-name="T257">(6)</text:span></text:p>
          </table:table-cell>
          <table:table-cell table:style-name="TableCell258" table:number-columns-spanned="3">
            <text:p text:style-name="TableContents"><text:span text:style-name="T259">{{</text:span><text:span text:style-name="T260">pow_limit_bool}}</text:span></text:p>
          </table:table-cell>
          <table:covered-table-cell/>
          <table:covered-table-cell/>
        </table:table-row>
        <table:table-row table:style-name="TableRow261">
          <table:table-cell table:style-name="TableCell262">
            <text:p text:style-name="P263">Fernsteuerbarkeit durch</text:p>
            <text:p text:style-name="TableContents"><text:span text:style-name="T264">Netzbetreiber<text:s/></text:span><text:span text:style-name="T265">(12)</text:span></text:p>
          </table:table-cell>
          <table:table-cell table:style-name="TableCell266" table:number-columns-spanned="3">
            <text:p text:style-name="TableContents"><text:span text:style-name="T267">{{rmt</text:span><text:span text:style-name="T268">_grd_</text:span><text:span text:style-name="T269">o</text:span><text:span text:style-name="T270">p</text:span><text:span text:style-name="T271">_bool}}</text:span></text:p>
          </table:table-cell>
          <table:covered-table-cell/>
          <table:covered-table-cell/>
        </table:table-row>
        <table:table-row table:style-name="TableRow272">
          <table:table-cell table:style-name="TableCell273">
            <text:p text:style-name="P274">Fernsteuerbarkeit durch</text:p>
            <text:p text:style-name="P275">Direktvermarkter</text:p>
          </table:table-cell>
          <table:table-cell table:style-name="TableCell276" table:number-columns-spanned="3">
            <text:p text:style-name="TableContents"><text:span text:style-name="T277">{{rmt</text:span><text:span text:style-name="T278">_</text:span><text:span text:style-name="T279">drct_mrktr</text:span><text:span text:style-name="T280">_bool}}</text:span></text:p>
          </table:table-cell>
          <table:covered-table-cell/>
          <table:covered-table-cell/>
        </table:table-row>
        <table:table-row table:style-name="TableRow281">
          <table:table-cell table:style-name="TableCell282">
            <text:p text:style-name="P283">Fernsteuerbarkeit durch</text:p>
            <text:p text:style-name="P284">Dritte</text:p>
          </table:table-cell>
          <table:table-cell table:style-name="TableCell285" table:number-columns-spanned="3">
            <text:p text:style-name="TableContents"><text:span text:style-name="T286">{{rmt</text:span><text:span text:style-name="T287">_3</text:span><text:span text:style-name="T288">rd</text:span><text:span text:style-name="T289">_prt</text:span><text:span text:style-name="T290">_bool}}</text:span></text:p>
          </table:table-cell>
          <table:covered-table-cell/>
          <table:covered-table-cell/>
        </table:table-row>
        <table:table-row table:style-name="TableRow291">
          <table:table-cell table:style-name="TableCell292">
            <text:p text:style-name="P293">Präqualifikation für Regelenergie</text:p>
          </table:table-cell>
          <table:table-cell table:style-name="TableCell294" table:number-columns-spanned="3">
            <text:p text:style-name="TableContents"><text:span text:style-name="T295">{{rmt</text:span><text:span text:style-name="T296">_3</text:span><text:span text:style-name="T297">rd</text:span><text:span text:style-name="T298">_prt</text:span><text:span text:style-name="T299">_bool}}</text:span></text:p>
          </table:table-cell>
          <table:covered-table-cell/>
          <table:covered-table-cell/>
        </table:table-row>
        <table:table-row table:style-name="TableRow300">
          <table:table-cell table:style-name="TableCell301">
            <text:p text:style-name="P302">Anlagenbetreiber ist eine Bürgerenergiegesellschaft</text:p>
          </table:table-cell>
          <table:table-cell table:style-name="TableCell303" table:number-columns-spanned="3">
            <text:p text:style-name="TableContents"><text:span text:style-name="T304">{{</text:span><text:span text:style-name="T305">citizen_corp</text:span><text:span text:style-name="T306">_bool}}</text:span></text:p>
          </table:table-cell>
          <table:covered-table-cell/>
          <table:covered-table-cell/>
        </table:table-row>
        <table:table-row table:style-name="TableRow307">
          <table:table-cell table:style-name="TableCell308">
            <text:p text:style-name="P309">Erlangung der PV-Anlage über Zuschlag in einer Ausschreibung</text:p>
          </table:table-cell>
          <table:table-cell table:style-name="TableCell310" table:number-columns-spanned="3">
            <text:p text:style-name="TableContents"><text:span text:style-name="T311">{{</text:span><text:span text:style-name="T312">tendering</text:span><text:span text:style-name="T313">_bool}}</text:span></text:p>
          </table:table-cell>
          <table:covered-table-cell/>
          <table:covered-table-cell/>
        </table:table-row>
        <table:table-row table:style-name="TableRow314">
          <table:table-cell table:style-name="TableCell315" table:number-columns-spanned="4">
            <text:p text:style-name="P316">AC-Seitige Komponenten</text:p>
          </table:table-cell>
          <table:covered-table-cell/>
          <table:covered-table-cell/>
          <table:covered-table-cell/>
        </table:table-row>
        <table:table-row table:style-name="TableRow317">
          <table:table-cell table:style-name="TableCell318">
            <text:p text:style-name="P319">Zählerschrank</text:p>
          </table:table-cell>
          <table:table-cell table:style-name="TableCell320" table:number-columns-spanned="3">
            <text:p text:style-name="TableContents"><text:span text:style-name="T321">{{</text:span><text:span text:style-name="T322">m</text:span><text:span text:style-name="T323">eter</text:span><text:span text:style-name="T324">_</text:span><text:span text:style-name="T325">cabinet</text:span><text:span text:style-name="T326">}}</text:span></text:p>
          </table:table-cell>
          <table:covered-table-cell/>
          <table:covered-table-cell/>
        </table:table-row>
        <table:table-row table:style-name="TableRow327">
          <table:table-cell table:style-name="TableCell328">
            <text:p text:style-name="P329">Energiezähler</text:p>
          </table:table-cell>
          <table:table-cell table:style-name="TableCell330" table:number-columns-spanned="3">
            <text:p text:style-name="TableContents"><text:span text:style-name="T331">{{</text:span><text:span text:style-name="T332">m</text:span><text:span text:style-name="T333">eter</text:span><text:span text:style-name="T334">_</text:span><text:span text:style-name="T335">box</text:span><text:span text:style-name="T336">_type</text:span><text:span text:style-name="T337">}}</text:span></text:p>
          </table:table-cell>
          <table:covered-table-cell/>
          <table:covered-table-cell/>
        </table:table-row>
        <table:table-row table:style-name="TableRow338">
          <table:table-cell table:style-name="TableCell339" table:number-columns-spanned="4">
            <text:p text:style-name="P340">Kommunikation und Anlagenüberwachung</text:p>
          </table:table-cell>
          <table:covered-table-cell/>
          <table:covered-table-cell/>
          <table:covered-table-cell/>
        </table:table-row>
        <table:table-row table:style-name="TableRow341">
          <table:table-cell table:style-name="TableCell342">
            <text:p text:style-name="P343">Datenlogger</text:p>
          </table:table-cell>
          <table:table-cell table:style-name="TableCell344" table:number-columns-spanned="3">
            <text:p text:style-name="TableContents"><text:span text:style-name="T345">{{</text:span><text:span text:style-name="T346">dl</text:span><text:span text:style-name="T347">_type</text:span><text:span text:style-name="T348">}}</text:span></text:p>
          </table:table-cell>
          <table:covered-table-cell/>
          <table:covered-table-cell/>
        </table:table-row>
        <table:table-row table:style-name="TableRow349">
          <table:table-cell table:style-name="TableCell350">
            <text:p text:style-name="P351">Externer Zugriff</text:p>
          </table:table-cell>
          <table:table-cell table:style-name="TableCell352" table:number-columns-spanned="3">
            <text:p text:style-name="TableContents"><text:span text:style-name="T353">{{</text:span><text:span text:style-name="T354">dl_connect_ext</text:span><text:span text:style-name="T355">}}</text:span></text:p>
          </table:table-cell>
          <table:covered-table-cell/>
          <table:covered-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1652in">
        <style:tab-stops/>
      </style:paragraph-properties>
      <style:text-properties style:font-weight-complex="bold" fo:hyphenate="true"/>
    </style:style>
    <style:style style:name="Überschrift2" style:display-name="Überschrift 2" style:family="paragraph" style:parent-style-name="Heading" style:next-style-name="Textbody" style:default-outline-level="2">
      <style:paragraph-properties fo:margin-bottom="0.1965in">
        <style:tab-stops/>
      </style:paragraph-properties>
      <style:text-properties style:font-weight-complex="bold" fo:hyphenate="true"/>
    </style:style>
    <style:style style:name="Überschrift3" style:display-name="Überschrift 3" style:family="paragraph" style:parent-style-name="Heading" style:next-style-name="Textbody" style:default-outline-level="3">
      <style:paragraph-properties>
        <style:tab-stops/>
      </style:paragraph-properties>
      <style:text-properties style:font-weight-complex="bold" fo:hyphenate="true"/>
    </style:style>
    <style:style style:name="Überschrift4" style:display-name="Überschrift 4" style:family="paragraph" style:parent-style-name="Heading" style:next-style-name="Textbody" style:default-outline-level="4">
      <style:paragraph-properties>
        <style:tab-stops/>
      </style:paragraph-properties>
      <style:text-properties style:font-weight-complex="bold" fo:font-style="italic" style:font-style-asian="italic" style:font-style-complex="italic" fo:font-size="13pt" style:font-size-asian="13pt" style:font-size-complex="13pt" fo:hyphenate="true"/>
    </style:style>
    <style:style style:name="Überschrift5" style:display-name="Überschrift 5" style:family="paragraph" style:parent-style-name="Heading" style:next-style-name="Textbody" style:default-outline-level="5">
      <style:paragraph-properties>
        <style:tab-stops/>
      </style:paragraph-properties>
      <style:text-properties style:font-weight-complex="bold" fo:font-size="12pt" style:font-size-asian="12pt" style:font-size-complex="12pt" fo:hyphenate="true"/>
    </style:style>
    <style:style style:name="Überschrift6" style:display-name="Überschrift 6" style:family="paragraph" style:parent-style-name="Heading" style:next-style-name="Textbody" style:default-outline-level="6">
      <style:paragraph-properties fo:margin-top="0.0826in" fo:margin-bottom="0.043in">
        <style:tab-stops/>
      </style:paragraph-properties>
      <style:text-properties style:font-weight-complex="bold" fo:font-style="italic" style:font-style-asian="italic" style:font-style-complex="italic" fo:font-size="12pt" style:font-size-asian="12pt" style:font-size-complex="12pt" fo:hyphenate="true"/>
    </style:style>
    <style:style style:name="Überschrift7" style:display-name="Überschrift 7" style:family="paragraph" style:parent-style-name="Heading" style:next-style-name="Textbody" style:default-outline-level="7">
      <style:paragraph-properties fo:margin-top="0.0826in" fo:margin-bottom="0.043in">
        <style:tab-stops/>
      </style:paragraph-properties>
      <style:text-properties style:font-weight-complex="bold" fo:font-size="10pt" style:font-size-asian="10pt" style:font-size-complex="10pt" fo:hyphenate="true"/>
    </style:style>
    <style:style style:name="Überschrift8" style:display-name="Überschrift 8" style:family="paragraph" style:parent-style-name="Heading" style:next-style-name="Textbody" style:default-outline-level="8">
      <style:paragraph-properties fo:margin-top="0.0416in" fo:margin-bottom="0.0416in">
        <style:tab-stops/>
      </style:paragraph-properties>
      <style:text-properties style:font-weight-complex="bold" fo:font-style="italic" style:font-style-asian="italic" style:font-style-complex="italic" fo:font-size="10pt" style:font-size-asian="10pt" style:font-size-complex="10pt" fo:hyphenate="true"/>
    </style:style>
    <style:style style:name="Überschrift9" style:display-name="Überschrift 9" style:family="paragraph" style:parent-style-name="Heading" style:next-style-name="Textbody" style:default-outline-level="9">
      <style:paragraph-properties fo:margin-top="0.0416in" fo:margin-bottom="0.0416in">
        <style:tab-stops/>
      </style:paragraph-properties>
      <style:text-properties style:font-weight-complex="bold" fo:font-size="9pt" style:font-size-asian="9pt" style:font-size-complex="9pt" fo:hyphenate="true"/>
    </style:style>
    <style:style style:name="Standard" style:display-name="Standard" style:family="paragraph">
      <style:paragraph-properties style:contextual-spacing="true" fo:margin-top="0.0395in" fo:margin-bottom="0.0395in">
        <style:tab-stops>
          <style:tab-stop style:type="left" style:position="0.3937in"/>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Fira Sans" style:font-name-asian="Fira Sans" style:font-name-complex="Fira Sans"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style:contextual-spacing="false" fo:margin-top="0.1256in" fo:margin-bottom="0.0631in"/>
      <style:text-properties style:font-name-asian="Microsoft YaHei" style:font-name-complex="Mangal" fo:font-weight="bold" style:font-weight-asian="bold" fo:font-size="14pt" style:font-size-asian="14pt" style:font-size-complex="14pt" fo:hyphenate="true"/>
    </style:style>
    <style:style style:name="Textbody" style:display-name="Text body" style:family="paragraph" style:parent-style-name="Standard">
      <style:paragraph-properties style:contextual-spacing="false" fo:text-align="justify" fo:margin-top="0in" fo:margin-bottom="0.1965in" fo:line-height="150%"/>
      <style:text-properties fo:hyphenate="true"/>
    </style:style>
    <style:style style:name="Liste" style:display-name="Liste" style:family="paragraph" style:parent-style-name="Textbody">
      <style:paragraph-properties>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complex="Mangal" fo:font-size="12pt" style:font-size-asian="12pt" fo:hyphenate="true"/>
    </style:style>
    <style:style style:name="Beschriftung" style:display-name="Beschriftung" style:family="paragraph" style:parent-style-name="Standard">
      <style:paragraph-properties text:number-lines="false" style:contextual-spacing="false" fo:margin-top="0.1576in" fo:margin-bottom="0.0784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SUNBasis" style:display-name="SUN Basis" style:family="paragraph" style:parent-style-name="Standard" style:auto-update="true">
      <style:text-properties fo:hyphenate="true"/>
    </style:style>
    <style:style style:name="Sender" style:display-name="Sender" style:family="paragraph" style:parent-style-name="SUNBasis">
      <style:paragraph-properties text:number-lines="false" style:contextual-spacing="false" fo:margin-top="0in" fo:margin-bottom="0.043in"/>
      <style:text-properties fo:color="#233C4C" fo:font-size="9pt" style:font-size-asian="9pt" fo:hyphenate="true"/>
    </style:style>
    <style:style style:name="Addressee" style:display-name="Addressee" style:family="paragraph" style:parent-style-name="SUNBasis" style:auto-update="true">
      <style:paragraph-properties text:number-lines="false" style:contextual-spacing="false" fo:margin-top="0in" fo:margin-bottom="0in"/>
      <style:text-properties fo:hyphenate="true"/>
    </style:style>
    <style:style style:name="Indexüberschrift" style:display-name="Indexüberschrift"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true"/>
    </style:style>
    <style:style style:name="Contents1" style:display-name="Contents 1" style:family="paragraph" style:parent-style-name="Index">
      <style:paragraph-properties style:contextual-spacing="false">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style:contextual-spacing="false"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style:contextual-spacing="false" fo:margin-left="0.393in">
        <style:tab-stops>
          <style:tab-stop style:type="right" style:leader-style="dotted" style:leader-text="." style:position="6.2993in"/>
        </style:tab-stops>
      </style:paragraph-properties>
      <style:text-properties fo:hyphenate="true"/>
    </style:style>
    <style:style style:name="Framecontents" style:display-name="Frame contents" style:family="paragraph" style:parent-style-name="Standard">
      <style:text-properties fo:hyphenate="true"/>
    </style:style>
    <style:style style:name="Postvermerke" style:display-name="Postvermerke" style:family="paragraph" style:parent-style-name="Addressee" style:auto-update="true">
      <style:paragraph-properties fo:margin-bottom="0.0395in"/>
      <style:text-properties fo:font-size="9pt" style:font-size-asian="9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auto-update="true">
      <style:paragraph-properties text:number-lines="false">
        <style:tab-stops>
          <style:tab-stop style:type="center" style:position="3.3465in"/>
          <style:tab-stop style:type="right" style:position="6.693in"/>
        </style:tab-stops>
      </style:paragraph-properties>
      <style:text-properties fo:font-size="10pt" style:font-size-asian="10pt" fo:hyphenate="true"/>
    </style:style>
    <style:style style:name="ÜberstrichenerAbsatz" style:display-name="Überstrichener Absatz" style:family="paragraph" style:parent-style-name="SUNBasis" style:next-style-name="SUNBasis" style:auto-update="true">
      <style:paragraph-properties fo:border="0.0034in solid #000000" fo:padding="0.0138in" style:shadow="none"/>
      <style:text-properties fo:font-size="6pt" style:font-size-asian="6pt" fo:hyphenate="true"/>
    </style:style>
    <style:style style:name="UnterstrichenerAbsatz" style:display-name="Unterstrichener Absatz" style:family="paragraph" style:parent-style-name="SUNBasis" style:next-style-name="SUNBasis" style:auto-update="true">
      <style:text-properties fo:font-size="6pt" style:font-size-asian="6pt" fo:hyphenate="true"/>
    </style:style>
    <style:style style:name="Kopfzeileextraschmal" style:display-name="Kopfzeile extraschmal" style:family="paragraph" style:parent-style-name="SUNBasis" style:next-style-name="SUNBasis">
      <style:paragraph-properties fo:text-align="center" fo:margin-top="0in" fo:margin-bottom="0in"/>
      <style:text-properties style:font-name="Fira Sans Condensed" style:font-name-asian="Fira Sans Condensed" style:font-name-complex="Fira Sans Condensed" fo:font-size="8pt" style:font-size-asian="8pt" fo:hyphenate="true"/>
    </style:style>
    <style:style style:name="Footerleft" style:display-name="Footer left" style:family="paragraph" style:parent-style-name="Fußzeile" style:auto-update="true">
      <style:text-properties fo:hyphenate="true"/>
    </style:style>
    <style:style style:name="Footerright" style:display-name="Footer right" style:family="paragraph" style:parent-style-name="Fußzeile" style:auto-update="true">
      <style:paragraph-properties fo:text-align="end"/>
      <style:text-properties fo:hyphenate="true"/>
    </style:style>
    <style:style style:name="TableContents" style:display-name="Table Contents" style:family="paragraph" style:parent-style-name="Standard">
      <style:paragraph-properties fo:widows="0" fo:orphans="0" text:number-lines="false" fo:margin-top="0.0194in" fo:margin-bottom="0.0194in"/>
      <style:text-properties fo:font-size="9pt" style:font-size-asian="9pt" fo:hyphenate="true"/>
    </style:style>
    <style:style style:name="List1" style:display-name="List 1" style:family="paragraph" style:parent-style-name="Liste">
      <style:paragraph-properties fo:margin-bottom="0.0194in" fo:margin-left="0.3152in" fo:text-indent="-0.1576in">
        <style:tab-stops>
          <style:tab-stop style:type="left" style:position="0.4722in"/>
          <style:tab-stop style:type="left" style:position="1.2597in"/>
          <style:tab-stop style:type="left" style:position="2.0472in"/>
          <style:tab-stop style:type="left" style:position="2.834in"/>
          <style:tab-stop style:type="left" style:position="3.6215in"/>
          <style:tab-stop style:type="left" style:position="4.409in"/>
          <style:tab-stop style:type="left" style:position="5.1965in"/>
          <style:tab-stop style:type="left" style:position="5.984in"/>
          <style:tab-stop style:type="left" style:position="6.7715in"/>
        </style:tab-stops>
      </style:paragraph-properties>
      <style:text-properties fo:hyphenate="true"/>
    </style:style>
    <style:style style:name="Liste2" style:display-name="Liste 2" style:family="paragraph" style:parent-style-name="Liste">
      <style:paragraph-properties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1Cont." style:display-name="List 1 Cont." style:family="paragraph" style:parent-style-name="Liste">
      <style:paragraph-properties fo:margin-bottom="0.0395in" fo:margin-left="0.25in">
        <style:tab-stops>
          <style:tab-stop style:type="left" style:position="0.5375in"/>
          <style:tab-stop style:type="left" style:position="1.325in"/>
          <style:tab-stop style:type="left" style:position="2.1125in"/>
          <style:tab-stop style:type="left" style:position="2.8993in"/>
          <style:tab-stop style:type="left" style:position="3.6868in"/>
          <style:tab-stop style:type="left" style:position="4.4743in"/>
          <style:tab-stop style:type="left" style:position="5.2618in"/>
          <style:tab-stop style:type="left" style:position="6.0493in"/>
          <style:tab-stop style:type="left" style:position="6.8368in"/>
        </style:tab-stops>
      </style:paragraph-properties>
      <style:text-properties fo:hyphenate="true"/>
    </style:style>
    <style:style style:name="SUNKopfdatenrechts" style:display-name="SUN Kopfdaten rechts" style:family="paragraph" style:parent-style-name="Framecontents">
      <style:paragraph-properties fo:text-align="end"/>
      <style:text-properties fo:font-size="10.5pt" style:font-size-asian="10.5pt" fo:hyphenate="true"/>
    </style:style>
    <style:style style:name="SUNKopfdatenlinks" style:display-name="SUN Kopfdaten links" style:family="paragraph" style:parent-style-name="Framecontents">
      <style:text-properties fo:font-size="10.5pt" style:font-size-asian="10.5pt" fo:hyphenate="true"/>
    </style:style>
    <style:style style:name="Titel" style:display-name="Titel" style:family="paragraph" style:parent-style-name="Heading" style:next-style-name="Textbody">
      <style:paragraph-properties fo:text-align="center" fo:margin-top="0.1652in" fo:margin-bottom="0.0826in"/>
      <style:text-properties style:font-weight-complex="bold" fo:font-size="28pt" style:font-size-asian="28pt" style:font-size-complex="28pt" fo:hyphenate="true"/>
    </style:style>
    <style:style style:name="Unterschrift" style:display-name="Unterschrift" style:family="paragraph" style:parent-style-name="Standard">
      <style:paragraph-properties text:number-lines="false"/>
      <style:text-properties fo:hyphenate="true"/>
    </style:style>
    <style:style style:name="Endnote" style:display-name="End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Anrede" style:display-name="Anrede" style:family="paragraph" style:parent-style-name="Standard">
      <style:paragraph-properties text:number-lines="false" style:contextual-spacing="false" fo:margin-top="0.4333in" fo:margin-bottom="0in"/>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0" style:display-name="Heading 10" style:family="paragraph" style:parent-style-name="Heading" style:next-style-name="Textbody">
      <style:paragraph-properties fo:margin-top="0.0416in" fo:margin-bottom="0.0416in">
        <style:tab-stops/>
      </style:paragraph-properties>
      <style:text-properties style:font-weight-complex="bold" fo:font-size="9pt" style:font-size-asian="9pt" style:font-size-complex="9pt" fo:hyphenate="tru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true"/>
    </style:style>
    <style:style style:name="PreformattedText" style:display-name="Preformatted Text" style:family="paragraph" style:parent-style-name="Standard">
      <style:paragraph-properties fo:margin-bottom="0in"/>
      <style:text-properties style:font-name="Fira Code" style:font-name-asian="NSimSun" style:font-name-complex="Fira Code" fo:font-size="10.5pt" style:font-size-asian="10.5pt" style:font-size-complex="10pt" fo:hyphenate="true"/>
    </style:style>
    <style:style style:name="Footnote" style:display-name="Foot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Contents4" style:display-name="Contents 4" style:family="paragraph" style:parent-style-name="Index">
      <style:paragraph-properties style:contextual-spacing="false" fo:margin-left="0.5902in">
        <style:tab-stops>
          <style:tab-stop style:type="right" style:leader-style="dotted" style:leader-text="." style:position="6.102in"/>
        </style:tab-stops>
      </style:paragraph-properties>
      <style:text-properties fo:hyphenate="true"/>
    </style:style>
    <style:style style:name="Contents5" style:display-name="Contents 5" style:family="paragraph" style:parent-style-name="Index">
      <style:paragraph-properties style:contextual-spacing="false" fo:margin-left="0.7875in">
        <style:tab-stops>
          <style:tab-stop style:type="right" style:leader-style="dotted" style:leader-text="." style:position="5.9055in"/>
        </style:tab-stops>
      </style:paragraph-properties>
      <style:text-properties fo:hyphenate="true"/>
    </style:style>
    <style:style style:name="Table" style:display-name="Table" style:family="paragraph" style:parent-style-name="Beschriftung">
      <style:text-properties fo:hyphenate="true"/>
    </style:style>
    <style:style style:name="Contents6" style:display-name="Contents 6" style:family="paragraph" style:parent-style-name="Index">
      <style:paragraph-properties style:contextual-spacing="false" fo:margin-left="0.984in">
        <style:tab-stops>
          <style:tab-stop style:type="right" style:leader-style="dotted" style:leader-text="." style:position="5.709in"/>
        </style:tab-stops>
      </style:paragraph-properties>
      <style:text-properties fo:hyphenate="true"/>
    </style:style>
    <style:style style:name="Contents7" style:display-name="Contents 7" style:family="paragraph" style:parent-style-name="Index">
      <style:paragraph-properties style:contextual-spacing="false" fo:margin-left="1.1812in">
        <style:tab-stops>
          <style:tab-stop style:type="right" style:leader-style="dotted" style:leader-text="." style:position="5.5118in"/>
        </style:tab-stops>
      </style:paragraph-properties>
      <style:text-properties fo:hyphenate="true"/>
    </style:style>
    <style:style style:name="Contents8" style:display-name="Contents 8" style:family="paragraph" style:parent-style-name="Index">
      <style:paragraph-properties style:contextual-spacing="false" fo:margin-left="1.3777in">
        <style:tab-stops>
          <style:tab-stop style:type="right" style:leader-style="dotted" style:leader-text="." style:position="5.3152in"/>
        </style:tab-stops>
      </style:paragraph-properties>
      <style:text-properties fo:hyphenate="true"/>
    </style:style>
    <style:style style:name="Contents9" style:display-name="Contents 9" style:family="paragraph" style:parent-style-name="Index">
      <style:paragraph-properties style:contextual-spacing="false" fo:margin-left="1.575in">
        <style:tab-stops>
          <style:tab-stop style:type="right" style:leader-style="dotted" style:leader-text="." style:position="5.118in"/>
        </style:tab-stops>
      </style:paragraph-properties>
      <style:text-properties fo:hyphenate="true"/>
    </style:style>
    <style:style style:name="Contents10" style:display-name="Contents 10" style:family="paragraph" style:parent-style-name="Index">
      <style:paragraph-properties style:contextual-spacing="false" fo:margin-left="1.7715in">
        <style:tab-stops>
          <style:tab-stop style:type="right" style:leader-style="dotted" style:leader-text="." style:position="4.9215in"/>
        </style:tab-stops>
      </style:paragraph-properties>
      <style:text-properties fo:hyphenate="true"/>
    </style:style>
    <style:style style:name="SUNKopfdatenzentriert" style:display-name="SUN Kopfdaten zentriert" style:family="paragraph" style:parent-style-name="Framecontents">
      <style:paragraph-properties fo:text-align="center"/>
      <style:text-properties fo:font-size="10.5pt" style:font-size-asian="10.5pt" fo:hyphenate="true"/>
    </style:style>
    <style:style style:name="Tabulatorenzentriert" style:display-name="Tabulatoren zentriert" style:family="paragraph" style:parent-style-name="Textbody" style:next-style-name="Textbody">
      <style:paragraph-properties>
        <style:tab-stops>
          <style:tab-stop style:type="center" style:position="0.3937in"/>
          <style:tab-stop style:type="center" style:position="0.7875in"/>
          <style:tab-stop style:type="center" style:position="1.575in"/>
          <style:tab-stop style:type="center" style:position="2.3625in"/>
          <style:tab-stop style:type="center" style:position="3.1493in"/>
          <style:tab-stop style:type="center" style:position="3.9368in"/>
          <style:tab-stop style:type="center" style:position="4.7243in"/>
          <style:tab-stop style:type="center" style:position="5.5118in"/>
          <style:tab-stop style:type="center" style:position="6.2993in"/>
          <style:tab-stop style:type="center" style:position="7.0868in"/>
        </style:tab-stops>
      </style:paragraph-properties>
      <style:text-properties fo:hyphenate="true"/>
    </style:style>
    <style:style style:name="List1Start" style:display-name="List 1 Start" style:family="paragraph" style:parent-style-name="Liste" style:next-style-name="List1">
      <style:paragraph-properties fo:margin-top="0.0784in" fo:margin-bottom="0.0194in" fo:margin-left="0.3152in" fo:text-indent="-0.1576in">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fo:hyphenate="true"/>
    </style:style>
    <style:style style:name="List1End" style:display-name="List 1 End" style:family="paragraph" style:parent-style-name="Liste" style:next-style-name="Textbody" style:list-style-name="List1_1">
      <style:paragraph-properties fo:margin-bottom="0.0784in"/>
      <style:text-properties fo:hyphenate="true"/>
    </style:style>
    <style:style style:name="List2Start" style:display-name="List 2 Start" style:family="paragraph" style:parent-style-name="Liste" style:next-style-name="Liste2">
      <style:paragraph-properties fo:margin-top="0.1666in"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End" style:display-name="List 2 End" style:family="paragraph" style:parent-style-name="Liste" style:next-style-name="Textbody">
      <style:paragraph-properties fo:margin-bottom="0.1666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Cont." style:display-name="List 2 Cont." style:family="paragraph" style:parent-style-name="Liste">
      <style:paragraph-properties fo:margin-bottom="0.0833in" fo:margin-left="0.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e3" style:display-name="Liste 3" style:family="paragraph" style:parent-style-name="Liste">
      <style:paragraph-properties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3Start" style:display-name="List 3 Start" style:family="paragraph" style:parent-style-name="Liste" style:next-style-name="Liste3">
      <style:paragraph-properties fo:margin-top="0.1666in"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e4" style:display-name="Liste 4" style:family="paragraph" style:parent-style-name="Liste">
      <style:paragraph-properties fo:margin-bottom="0.0833in" fo:margin-left="1in" fo:text-indent="-0.25in">
        <style:tab-stops>
          <style:tab-stop style:type="left" style:position="-0.2125in"/>
          <style:tab-stop style:type="left" style:position="0.575in"/>
          <style:tab-stop style:type="left" style:position="1.3625in"/>
          <style:tab-stop style:type="left" style:position="2.1493in"/>
          <style:tab-stop style:type="left" style:position="2.9368in"/>
          <style:tab-stop style:type="left" style:position="3.7243in"/>
          <style:tab-stop style:type="left" style:position="4.5118in"/>
          <style:tab-stop style:type="left" style:position="5.2993in"/>
          <style:tab-stop style:type="left" style:position="6.0868in"/>
        </style:tab-stops>
      </style:paragraph-properties>
      <style:text-properties fo:hyphenate="true"/>
    </style:style>
    <style:style style:name="Liste5" style:display-name="Liste 5" style:family="paragraph" style:parent-style-name="Liste">
      <style:paragraph-properties fo:margin-bottom="0.0833in" fo:margin-left="1.25in" fo:text-indent="-0.25in">
        <style:tab-stops>
          <style:tab-stop style:type="left" style:position="-0.4625in"/>
          <style:tab-stop style:type="left" style:position="0.325in"/>
          <style:tab-stop style:type="left" style:position="1.1125in"/>
          <style:tab-stop style:type="left" style:position="1.8993in"/>
          <style:tab-stop style:type="left" style:position="2.6868in"/>
          <style:tab-stop style:type="left" style:position="3.4743in"/>
          <style:tab-stop style:type="left" style:position="4.2618in"/>
          <style:tab-stop style:type="left" style:position="5.0493in"/>
          <style:tab-stop style:type="left" style:position="5.8368in"/>
        </style:tab-stops>
      </style:paragraph-properties>
      <style:text-properties fo:hyphenate="true"/>
    </style:style>
    <style:style style:name="Tabulatorendezimal" style:display-name="Tabulatoren dezimal" style:family="paragraph" style:parent-style-name="Textbody" style:next-style-name="Textbody">
      <style:paragraph-properties>
        <style:tab-stops>
          <style:tab-stop style:type="char" style:char="," style:position="0.3937in"/>
          <style:tab-stop style:type="char" style:char="," style:position="0.7875in"/>
          <style:tab-stop style:type="char" style:char="," style:position="1.575in"/>
          <style:tab-stop style:type="char" style:char="," style:position="2.3625in"/>
          <style:tab-stop style:type="char" style:char="," style:position="3.1493in"/>
          <style:tab-stop style:type="char" style:char="," style:position="3.9368in"/>
          <style:tab-stop style:type="char" style:char="," style:position="4.7243in"/>
          <style:tab-stop style:type="char" style:char="," style:position="5.5118in"/>
          <style:tab-stop style:type="char" style:char="," style:position="6.2993in"/>
          <style:tab-stop style:type="char" style:char="," style:position="7.0868in"/>
        </style:tab-stops>
      </style:paragraph-properties>
      <style:text-properties fo:hyphenate="true"/>
    </style:style>
    <style:style style:name="Tabulatorenrechts" style:display-name="Tabulatoren rechts" style:family="paragraph" style:parent-style-name="Textbody" style:next-style-name="Textbody">
      <style:paragraph-properties>
        <style:tab-stops>
          <style:tab-stop style:type="right" style:position="0.3937in"/>
          <style:tab-stop style:type="right" style:position="0.7875in"/>
          <style:tab-stop style:type="right" style:position="1.575in"/>
          <style:tab-stop style:type="right" style:position="2.3625in"/>
          <style:tab-stop style:type="right" style:position="3.1493in"/>
          <style:tab-stop style:type="right" style:position="3.9368in"/>
          <style:tab-stop style:type="right" style:position="4.7243in"/>
          <style:tab-stop style:type="right" style:position="5.5118in"/>
          <style:tab-stop style:type="right" style:position="6.2993in"/>
          <style:tab-stop style:type="right" style:position="7.0868in"/>
        </style:tab-stops>
      </style:paragraph-properties>
      <style:text-properties fo:hyphenate="true"/>
    </style:style>
    <style:style style:name="Figure" style:display-name="Figure" style:family="paragraph" style:parent-style-name="Beschriftung">
      <style:text-properties fo:hyphenate="true"/>
    </style:style>
    <style:style style:name="Kopfzeilelinksnormal" style:display-name="Kopfzeile links;normal" style:family="paragraph" style:parent-style-name="SUNBasis">
      <style:paragraph-properties fo:margin-top="0in" fo:margin-bottom="0in"/>
      <style:text-properties fo:font-size="9pt" style:font-size-asian="9pt" fo:hyphenate="true"/>
    </style:style>
    <style:style style:name="Kopfzeilemedium" style:display-name="Kopfzeile medium" style:family="paragraph" style:parent-style-name="SUNBasis">
      <style:paragraph-properties fo:margin-top="0in" fo:margin-bottom="0in"/>
      <style:text-properties style:font-name="Fira Sans Medium" style:font-name-asian="Fira Sans Medium" style:font-name-complex="Fira Sans Medium" fo:hyphenate="true"/>
    </style:style>
    <style:style style:name="Headerleft" style:display-name="Header left" style:family="paragraph" style:parent-style-name="Kopfzeile">
      <style:text-properties fo:hyphenate="true"/>
    </style:style>
    <style:style style:name="Betreff" style:display-name="Betreff" style:family="paragraph" style:parent-style-name="SUNBasis">
      <style:text-properties fo:font-weight="bold" style:font-weight-asian="bold" fo:hyphenate="true"/>
    </style:style>
    <style:style style:name="SUNKopfdatenBetreff" style:display-name="SUN Kopfdaten Betreff" style:family="paragraph" style:parent-style-name="Framecontents">
      <style:text-properties fo:font-weight="bold" style:font-weight-asian="bold" fo:hyphenate="true"/>
    </style:style>
    <style:style style:name="Quotations" style:display-name="Quotations" style:family="paragraph" style:parent-style-name="Standard">
      <style:paragraph-properties fo:margin-bottom="0.1965in" fo:margin-left="0.3937in" fo:margin-righ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Illustration" style:display-name="Illustration" style:family="paragraph" style:parent-style-name="Beschriftung">
      <style:text-properties fo:hyphenate="true"/>
    </style:style>
    <style:style style:name="List3End" style:display-name="List 3 End" style:family="paragraph" style:parent-style-name="Liste" style:next-style-name="Liste3">
      <style:paragraph-properties fo:margin-bottom="0.1666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Appendix" style:display-name="Appendix" style:family="paragraph" style:parent-style-name="Heading" style:next-style-name="Textbody">
      <style:paragraph-properties fo:text-align="center"/>
      <style:text-properties style:font-weight-complex="bold" fo:font-size="16pt" style:font-size-asian="16pt" style:font-size-complex="16pt" fo:hyphenate="true"/>
    </style:style>
    <style:style style:name="Drawing" style:display-name="Drawing" style:family="paragraph" style:parent-style-name="Beschriftung">
      <style:text-properties fo:hyphenate="true"/>
    </style:style>
    <style:style style:name="Text" style:display-name="Text" style:family="paragraph" style:parent-style-name="Beschriftung">
      <style:text-properties fo:hyphenate="true"/>
    </style:style>
    <style:style style:name="ListContents" style:display-name="List Contents" style:family="paragraph" style:parent-style-name="Standard">
      <style:paragraph-properties fo:margin-lef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GrußformelPosition" style:display-name="Grußformel Position" style:family="paragraph" style:parent-style-name="Standard" style:next-style-name="Textbody">
      <style:paragraph-properties fo:margin-top="0in" fo:margin-bottom="0.4722in"/>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Marginalia" style:display-name="Marginalia" style:family="paragraph" style:parent-style-name="Textbody">
      <style:paragraph-properties fo:margin-left="1.575in">
        <style:tab-stops>
          <style:tab-stop style:type="left" style:position="-1.1812in"/>
          <style:tab-stop style:type="left" style:position="-0.7875in"/>
          <style:tab-stop style:type="left" style:position="0in"/>
          <style:tab-stop style:type="left" style:position="0.7875in"/>
          <style:tab-stop style:type="left" style:position="1.5743in"/>
          <style:tab-stop style:type="left" style:position="2.3618in"/>
          <style:tab-stop style:type="left" style:position="3.1493in"/>
          <style:tab-stop style:type="left" style:position="3.9368in"/>
          <style:tab-stop style:type="left" style:position="4.7243in"/>
          <style:tab-stop style:type="left" style:position="5.5118in"/>
        </style:tab-stops>
      </style:paragraph-properties>
      <style:text-properties fo:hyphenate="true"/>
    </style:style>
    <style:style style:name="Internetlink" style:display-name="Internet link" style:family="text">
      <style:text-properties style:font-name="Fira Sans" style:font-name-asian="Fira Sans" style:font-name-complex="Fira Sans" fo:color="#000080" fo:font-size="11pt" style:font-size-asian="11pt" style:text-underline-type="single" style:text-underline-style="solid" style:text-underline-width="auto" style:text-underline-mode="continuous" style:text-underline-color="font-color"/>
    </style:style>
    <style:style style:name="IndexLink" style:display-name="Index Link" style:family="text">
      <style:text-properties style:font-name="Fira Sans" style:font-name-asian="Fira Sans" style:font-name-complex="Fira Sans" fo:font-size="11pt" style:font-size-asian="11pt"/>
    </style:style>
    <style:style style:name="BulletSymbols" style:display-name="Bullet Symbols" style:family="text">
      <style:text-properties style:font-name="OpenSymbol" style:font-name-asian="OpenSymbol" style:font-name-complex="OpenSymbol" fo:font-size="11pt" style:font-size-asian="11pt"/>
    </style:style>
    <style:style style:name="NumberingSymbols" style:display-name="Numbering Symbols" style:family="text">
      <style:text-properties style:font-name="Fira Sans" style:font-name-asian="Fira Sans" style:font-name-complex="Fira Sans" fo:font-size="11pt" style:font-size-asian="11pt" style:font-size-complex="12pt"/>
    </style:style>
    <style:style style:name="SUNStandard" style:display-name="SUN Standard" style:family="text">
      <style:text-properties style:font-name="Fira Sans" style:font-name-asian="Fira Sans" style:font-name-complex="Fira Sans" fo:font-size="11pt" style:font-size-asian="11pt"/>
    </style:style>
    <style:style style:name="SUNüberstrichen" style:display-name="SUN überstrichen" style:family="text" style:parent-style-name="SUNStandard">
      <style:text-properties style:font-name="Fira Sans" style:font-name-asian="Fira Sans" style:font-name-complex="Fira Sans" fo:font-size="8pt" style:font-size-asian="8pt"/>
    </style:style>
    <style:style style:name="SUNunterstrichen" style:display-name="SUN unterstrichen" style:family="text" style:parent-style-name="SUNStandard">
      <style:text-properties style:font-name="Fira Sans" style:font-name-asian="Fira Sans" style:font-name-complex="Fira Sans" fo:font-size="8pt" style:font-size-asian="8pt" style:text-underline-type="none" style:text-underline-color="font-color"/>
    </style:style>
    <style:style style:name="Endnoteanchor" style:display-name="Endnote anchor" style:family="text">
      <style:text-properties style:font-name="Fira Sans" style:font-name-asian="Fira Sans" style:font-name-complex="Fira Sans" style:text-position="super 59%" fo:font-size="11pt" style:font-size-asian="11pt"/>
    </style:style>
    <style:style style:name="SUNblauHKS38K" style:display-name="SUN blau (HKS38K)" style:family="text" style:parent-style-name="SUNStandard">
      <style:text-properties style:font-name="Fira Sans" style:font-name-asian="Fira Sans" style:font-name-complex="Fira Sans" fo:color="#233C4C" fo:font-size="11pt" style:font-size-asian="11pt"/>
    </style:style>
    <style:style style:name="SUNrotHKS23K" style:display-name="SUN rot (HKS23K)" style:family="text" style:parent-style-name="SUNStandard">
      <style:text-properties style:font-name="Fira Sans" style:font-name-asian="Fira Sans" style:font-name-complex="Fira Sans" fo:color="#E81E41" fo:font-size="11pt" style:font-size-asian="11pt"/>
    </style:style>
    <style:style style:name="SUNengerhoheDichte" style:display-name="SUN enger (hohe Dichte)" style:family="text" style:parent-style-name="SUNStandard">
      <style:text-properties style:font-name="Fira Sans Condensed" style:font-name-asian="Fira Sans Condensed" style:font-name-complex="Fira Sans Condensed" fo:font-size="11pt" style:font-size-asian="11pt"/>
    </style:style>
    <style:style style:name="Placeholder" style:display-name="Placeholder" style:family="text">
      <style:text-properties style:font-name="Fira Sans" style:font-name-asian="Fira Sans" style:font-name-complex="Fira Sans" fo:font-variant="small-caps" fo:color="#008080" fo:font-size="11pt" style:font-size-asian="11pt" style:text-underline-type="single" style:text-underline-style="dotted" style:text-underline-width="auto" style:text-underline-mode="continuous" style:text-underline-color="font-color"/>
    </style:style>
    <style:style style:name="SourceText" style:display-name="Source Text" style:family="text">
      <style:text-properties style:font-name="Fira Code" style:font-name-asian="NSimSun" style:font-name-complex="Fira Code" fo:font-size="11pt" style:font-size-asian="11pt"/>
    </style:style>
    <style:style style:name="Example" style:display-name="Example" style:family="text">
      <style:text-properties style:font-name="Fira Code" style:font-name-asian="NSimSun" style:font-name-complex="Fira Code" fo:font-size="10.5pt" style:font-size-asian="10.5pt"/>
    </style:style>
    <style:style style:name="UserEntry" style:display-name="User Entry" style:family="text">
      <style:text-properties style:font-name="Fira Code" style:font-name-asian="NSimSun" style:font-name-complex="Fira Code" fo:font-size="10.5pt" style:font-size-asian="10.5pt"/>
    </style:style>
    <style:style style:name="Captioncharacters" style:display-name="Caption characters" style:family="text">
      <style:text-properties style:font-name="Fira Sans" style:font-name-asian="Fira Sans" style:font-name-complex="Fira Sans" fo:font-size="11pt" style:font-size-asian="11pt"/>
    </style:style>
    <style:style style:name="VisitedInternetLink" style:display-name="Visited Internet Link" style:family="text">
      <style:text-properties style:font-name="Fira Sans" style:font-name-asian="Fira Sans" style:font-name-complex="Fira Sans" fo:color="#800000" fo:font-size="11pt" style:font-size-asian="11pt" style:text-underline-type="single" style:text-underline-style="solid" style:text-underline-width="auto" style:text-underline-mode="continuous" style:text-underline-color="font-color"/>
    </style:style>
    <style:style style:name="Hervorhebung" style:display-name="Hervorhebung" style:family="text">
      <style:text-properties style:font-name="Fira Sans" style:font-name-asian="Fira Sans" style:font-name-complex="Fira Sans" fo:font-style="italic" style:font-style-asian="italic" style:font-style-complex="italic" fo:font-size="11pt" style:font-size-asian="11pt"/>
    </style:style>
    <style:style style:name="Teletype" style:display-name="Teletype" style:family="text">
      <style:text-properties style:font-name="Fira Code" style:font-name-asian="NSimSun" style:font-name-complex="Fira Code" fo:font-size="10.5pt" style:font-size-asian="10.5pt"/>
    </style:style>
    <style:style style:name="StrongEmphasis" style:display-name="Strong Emphasis" style:family="text">
      <style:text-properties style:font-name="Fira Sans" style:font-name-asian="Fira Sans" style:font-name-complex="Fira Sans" fo:font-weight="bold" style:font-weight-asian="bold" style:font-weight-complex="bold" fo:font-size="11pt" style:font-size-asian="11pt"/>
    </style:style>
    <style:style style:name="Variable" style:display-name="Variable" style:family="text">
      <style:text-properties style:font-name="Fira Code" style:font-name-asian="Fira Code" style:font-name-complex="Fira Code" fo:font-style="italic" style:font-style-asian="italic" style:font-style-complex="italic" fo:font-size="11pt" style:font-size-asian="11pt"/>
    </style:style>
    <style:style style:name="Citation" style:display-name="Citation" style:family="text">
      <style:text-properties fo:font-style="italic" style:font-style-asian="italic" style:font-style-complex="italic"/>
    </style:style>
    <style:style style:name="Definition" style:display-name="Definition" style:family="text">
      <style:text-properties fo:font-size="11pt" style:font-size-asian="11pt"/>
    </style:style>
    <style:style style:name="EndnoteSymbol" style:display-name="Endnote Symbol" style:family="text">
      <style:text-properties style:font-name="Fira Sans" style:font-name-asian="Fira Sans" style:font-name-complex="Fira Sans" fo:font-size="11pt" style:font-size-asian="11pt"/>
    </style:style>
    <style:style style:name="Footnoteanchor" style:display-name="Footnote anchor" style:family="text">
      <style:text-properties style:font-name="Fira Sans" style:font-name-asian="Fira Sans" style:font-name-complex="Fira Sans" style:text-position="super 59%" fo:font-size="11pt" style:font-size-asian="11pt"/>
    </style:style>
    <style:style style:name="FootnoteSymbol" style:display-name="Footnote Symbol" style:family="text">
      <style:text-properties style:font-name="Fira Sans" style:font-name-asian="Fira Sans" style:font-name-complex="Fira Sans" fo:font-size="11pt" style:font-size-asian="11pt"/>
    </style:style>
    <style:style style:name="DropCaps" style:display-name="Drop Caps" style:family="text">
      <style:text-properties style:font-name="Fira Sans" style:font-name-asian="Fira Sans" style:font-name-complex="Fira Sans" fo:font-size="11pt" style:font-size-asian="11pt"/>
    </style:style>
    <style:style style:name="Rubies" style:display-name="Rubies" style:family="text">
      <style:text-properties style:font-name="Fira Sans" style:font-name-asian="Fira Sans" style:font-name-complex="Fira Sans" fo:font-size="6pt" style:font-size-asian="6pt" style:font-size-complex="6pt" style:text-underline-type="none" style:text-underline-color="font-color" style:text-emphasize="none"/>
    </style:style>
    <style:style style:name="Seitenzahl" style:display-name="Seitenzahl" style:family="text">
      <style:text-properties style:font-name="Fira Sans" style:font-name-asian="Fira Sans" style:font-name-complex="Fira Sans" fo:font-size="11pt" style:font-size-asian="11pt"/>
    </style:style>
    <style:style style:name="Mainindexentry" style:display-name="Main index entry" style:family="text">
      <style:text-properties style:font-name="Fira Sans" style:font-name-asian="Fira Sans" style:font-name-complex="Fira Sans" fo:font-weight="bold" style:font-weight-asian="bold" style:font-weight-complex="bold" fo:font-size="11pt" style:font-size-asian="11pt"/>
    </style:style>
    <style:style style:name="VerticalNumberingSymbols" style:display-name="Vertical Numbering Symbols" style:family="text">
      <style:text-properties style:font-name="Fira Sans" style:font-name-asian="Fira Sans" style:font-name-complex="Fira Sans" fo:font-size="11pt" style:font-size-asian="11pt" style:text-combine="none"/>
    </style:style>
    <style:style style:name="Linenumbering" style:display-name="Line numbering" style:family="text">
      <style:text-properties style:font-name="Fira Sans" style:font-name-asian="Fira Sans" style:font-name-complex="Fira Sans" fo:font-size="11pt" style:font-size-asian="11pt"/>
    </style:style>
    <style:style style:name="SUNgrau" style:display-name="SUN grau" style:family="text" style:parent-style-name="SUNStandard">
      <style:text-properties style:font-name="Fira Sans" style:font-name-asian="Fira Sans" style:font-name-complex="Fira Sans" style:font-relief="none" fo:color="#DCDCDC" fo:font-size="11pt" style:font-size-asian="11pt"/>
    </style:style>
    <style:style style:name="SUNblauHKS38Kfett" style:display-name="SUN blau (HKS38K) fett" style:family="text" style:parent-style-name="SUNblauHKS38K">
      <style:text-properties style:font-name="Fira Sans" style:font-name-asian="Fira Sans" style:font-name-complex="Fira Sans" fo:font-weight="bold" style:font-weight-asian="bold" fo:color="#233C4C" fo:font-size="11pt" style:font-size-asian="11pt"/>
    </style:style>
    <style:style style:name="SUNgraufett" style:display-name="SUN grau fett" style:family="text" style:parent-style-name="SUNgrau">
      <style:text-properties style:font-name="Fira Sans" style:font-name-asian="Fira Sans" style:font-name-complex="Fira Sans" fo:font-weight="bold" style:font-weight-asian="bold" style:font-relief="none" fo:color="#DCDCDC" fo:font-size="11pt" style:font-size-asian="11pt"/>
    </style:style>
    <style:style style:name="SUNrotHKS23Kfett" style:display-name="SUN rot (HKS23K) fett" style:family="text" style:parent-style-name="SUNrotHKS23K">
      <style:text-properties style:font-name="Fira Sans" style:font-name-asian="Fira Sans" style:font-name-complex="Fira Sans" fo:font-weight="bold" style:font-weight-asian="bold" fo:color="#E81E41" fo:font-size="11pt" style:font-size-asian="11pt"/>
    </style:style>
    <style:style style:name="SUNminimal" style:display-name="SUN minimal" style:family="text" style:parent-style-name="SUNStandard">
      <style:text-properties style:font-name="Fira Sans" style:font-name-asian="Fira Sans" style:font-name-complex="Fira Sans" fo:font-size="8pt" style:font-size-asian="8pt"/>
    </style:style>
    <style:style style:name="LogoNachbildung" style:display-name="Logo Nachbildung" style:family="text" style:parent-style-name="SUNblauHKS38K">
      <style:text-properties style:font-name="Fira Sans SemiBold" style:font-name-asian="Fira Sans SemiBold" style:font-name-complex="Fira Sans SemiBold" fo:font-weight="bold" style:font-weight-asian="bold" fo:color="#233C4C" fo:font-size="25pt" style:font-size-asian="25pt"/>
    </style:style>
    <style:style style:name="NummerierungEbene2" style:display-name="Nummerierung Ebene 2" style:family="text">
      <style:text-properties style:font-name="Fira Sans" style:font-name-asian="Microsoft YaHei" style:font-name-complex="Mangal" fo:font-weight="bold" style:font-weight-asian="bold" style:font-weight-complex="bold" fo:font-size="14pt" style:font-size-asian="14pt"/>
    </style:style>
    <style:style style:name="NummerierungEbene1" style:display-name="Nummerierung Ebene 1" style:family="text">
      <style:text-properties style:font-name="Fira Sans" style:font-name-asian="Microsoft YaHei" style:font-name-complex="Mangal" fo:font-weight="bold" style:font-weight-asian="bold" style:font-weight-complex="bold" fo:font-size="15.5pt" style:font-size-asian="15.5pt"/>
    </style:style>
    <style:style style:name="NummerierungEbene3" style:display-name="Nummerierung Ebene 3" style:family="text">
      <style:text-properties style:font-name="Fira Sans" style:font-name-asian="Microsoft YaHei" style:font-name-complex="Mangal" fo:font-weight="bold" style:font-weight-asian="bold" style:font-weight-complex="bold" fo:font-size="12.5pt" style:font-size-asian="12.5pt"/>
    </style:style>
    <style:style style:name="NummerierungEbene4" style:display-name="Nummerierung Ebene 4" style:family="text">
      <style:text-properties style:font-name="Fira Sans" style:font-name-asian="Fira Sans" style:font-name-complex="Fira Sans" fo:font-size="11pt" style:font-size-asian="11pt" style:font-size-complex="11pt"/>
    </style:style>
    <text:list-style style:name="Outline" style:display-name="Outline">
      <text:list-level-style-number text:leve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Fira Sans" style:font-name-asian="Microsoft YaHei" style:font-name-complex="Mangal" fo:font-weight="bold" style:font-weight-asian="bold" style:font-weight-complex="bold" fo:font-size="15.5pt" style:font-size-asian="15.5pt"/>
    </style:style>
    <style:style style:name="WW_CharLFO3LVL2" style:family="text">
      <style:text-properties style:font-name="Fira Sans" style:font-name-asian="Microsoft YaHei" style:font-name-complex="Mangal" fo:font-weight="bold" style:font-weight-asian="bold" style:font-weight-complex="bold" fo:font-size="14pt" style:font-size-asian="14pt"/>
    </style:style>
    <style:style style:name="WW_CharLFO3LVL3" style:family="text">
      <style:text-properties style:font-name="Fira Sans" style:font-name-asian="Microsoft YaHei" style:font-name-complex="Mangal" fo:font-weight="bold" style:font-weight-asian="bold" style:font-weight-complex="bold" fo:font-size="12.5pt" style:font-size-asian="12.5pt"/>
    </style:style>
    <style:style style:name="WW_CharLFO3LVL4" style:family="text">
      <style:text-properties style:font-name="Fira Sans" fo:font-size="11pt" style:font-size-asian="11pt" style:font-size-complex="12pt"/>
    </style:style>
    <style:style style:name="WW_CharLFO3LVL5" style:family="text">
      <style:text-properties style:font-name="Fira Sans" fo:font-size="11pt" style:font-size-asian="11pt" style:font-size-complex="12pt"/>
    </style:style>
    <style:style style:name="WW_CharLFO3LVL6" style:family="text">
      <style:text-properties style:font-name="Fira Sans" fo:font-size="11pt" style:font-size-asian="11pt" style:font-size-complex="12pt"/>
    </style:style>
    <style:style style:name="WW_CharLFO3LVL7" style:family="text">
      <style:text-properties style:font-name="Fira Sans" fo:font-size="11pt" style:font-size-asian="11pt" style:font-size-complex="12pt"/>
    </style:style>
    <style:style style:name="WW_CharLFO3LVL8" style:family="text">
      <style:text-properties style:font-name="Fira Sans" fo:font-size="11pt" style:font-size-asian="11pt" style:font-size-complex="12pt"/>
    </style:style>
    <style:style style:name="WW_CharLFO3LVL9" style:family="text">
      <style:text-properties style:font-name="Fira Sans" fo:font-size="11pt" style:font-size-asian="11pt" style:font-size-complex="12pt"/>
    </style:style>
    <text:list-style style:name="Numbering123" style:display-name="Numbering 123">
      <text:list-level-style-number text:level="1" text:style-name="WW_CharLFO3LV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text:style-name="WW_CharLFO3LV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text:style-name="WW_CharLFO3LV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text:style-name="WW_CharLFO3LV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text:style-name="WW_CharLFO3LVL5" style:num-format="1" text:display-levels="5">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text:style-name="WW_CharLFO3LVL6" style:num-format="1" text:display-levels="6">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text:style-name="WW_CharLFO3LVL7" style:num-format="1" text:display-levels="7">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text:style-name="WW_CharLFO3LVL8" style:num-format="1" text:display-levels="8">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text:style-name="WW_CharLFO3LVL9" style:num-format="1" text:display-levels="9">
        <style:list-level-properties text:space-before="0in" text:min-label-width="0.6256in" text:list-level-position-and-space-mode="label-alignment">
          <style:list-level-label-alignment text:label-followed-by="listtab" fo:margin-left="0.6256in" fo:text-indent="-0.6256in"/>
        </style:list-level-properties>
      </text:list-level-style-number>
    </text:list-style>
    <style:style style:name="WW_CharLFO4LVL1" style:family="text">
      <style:text-properties style:font-name="Fira Sans" fo:font-size="11pt" style:font-size-asian="11pt" style:font-size-complex="12pt"/>
    </style:style>
    <style:style style:name="WW_CharLFO4LVL2" style:family="text">
      <style:text-properties style:font-name="Fira Sans" fo:font-size="11pt" style:font-size-asian="11pt" style:font-size-complex="12pt"/>
    </style:style>
    <style:style style:name="WW_CharLFO4LVL3" style:family="text">
      <style:text-properties style:font-name="Fira Sans" fo:font-size="11pt" style:font-size-asian="11pt" style:font-size-complex="12pt"/>
    </style:style>
    <style:style style:name="WW_CharLFO4LVL4" style:family="text">
      <style:text-properties style:font-name="Fira Sans" fo:font-size="11pt" style:font-size-asian="11pt" style:font-size-complex="12pt"/>
    </style:style>
    <style:style style:name="WW_CharLFO4LVL5" style:family="text">
      <style:text-properties style:font-name="Fira Sans" fo:font-size="11pt" style:font-size-asian="11pt" style:font-size-complex="12pt"/>
    </style:style>
    <style:style style:name="WW_CharLFO4LVL6" style:family="text">
      <style:text-properties style:font-name="Fira Sans" fo:font-size="11pt" style:font-size-asian="11pt" style:font-size-complex="12pt"/>
    </style:style>
    <style:style style:name="WW_CharLFO4LVL7" style:family="text">
      <style:text-properties style:font-name="Fira Sans" fo:font-size="11pt" style:font-size-asian="11pt" style:font-size-complex="12pt"/>
    </style:style>
    <style:style style:name="WW_CharLFO4LVL8" style:family="text">
      <style:text-properties style:font-name="Fira Sans" fo:font-size="11pt" style:font-size-asian="11pt" style:font-size-complex="12pt"/>
    </style:style>
    <style:style style:name="WW_CharLFO4LVL9" style:family="text">
      <style:text-properties style:font-name="Fira Sans" fo:font-size="11pt" style:font-size-asian="11pt" style:font-size-complex="12pt"/>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5LVL1" style:family="text">
      <style:text-properties style:font-name="Fira Sans" fo:font-size="11pt" style:font-size-asian="11pt" style:font-size-complex="12pt"/>
    </style:style>
    <style:style style:name="WW_CharLFO5LVL2" style:family="text">
      <style:text-properties style:font-name="Fira Sans" fo:font-size="11pt" style:font-size-asian="11pt" style:font-size-complex="12pt"/>
    </style:style>
    <style:style style:name="WW_CharLFO5LVL3" style:family="text">
      <style:text-properties style:font-name="Fira Sans" fo:font-size="11pt" style:font-size-asian="11pt" style:font-size-complex="12pt"/>
    </style:style>
    <style:style style:name="WW_CharLFO5LVL4" style:family="text">
      <style:text-properties style:font-name="Fira Sans" fo:font-size="11pt" style:font-size-asian="11pt" style:font-size-complex="12pt"/>
    </style:style>
    <style:style style:name="WW_CharLFO5LVL5" style:family="text">
      <style:text-properties style:font-name="Fira Sans" fo:font-size="11pt" style:font-size-asian="11pt" style:font-size-complex="12pt"/>
    </style:style>
    <style:style style:name="WW_CharLFO5LVL6" style:family="text">
      <style:text-properties style:font-name="Fira Sans" fo:font-size="11pt" style:font-size-asian="11pt" style:font-size-complex="12pt"/>
    </style:style>
    <style:style style:name="WW_CharLFO5LVL7" style:family="text">
      <style:text-properties style:font-name="Fira Sans" fo:font-size="11pt" style:font-size-asian="11pt" style:font-size-complex="12pt"/>
    </style:style>
    <style:style style:name="WW_CharLFO5LVL8" style:family="text">
      <style:text-properties style:font-name="Fira Sans" fo:font-size="11pt" style:font-size-asian="11pt" style:font-size-complex="12pt"/>
    </style:style>
    <style:style style:name="WW_CharLFO5LVL9" style:family="text">
      <style:text-properties style:font-name="Fira Sans" fo:font-size="11pt" style:font-size-asian="11pt" style:font-size-complex="12pt"/>
    </style:style>
    <text:list-style style:name="Numberingabc_1" style:display-name="Numbering abc_1">
      <text:list-level-style-number text:level="1" text:style-name="WW_CharLFO5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5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5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5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5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5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5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5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5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6LVL1" style:family="text">
      <style:text-properties style:font-name="Fira Sans" fo:font-size="11pt" style:font-size-asian="11pt" style:font-size-complex="12pt"/>
    </style:style>
    <style:style style:name="WW_CharLFO6LVL2" style:family="text">
      <style:text-properties style:font-name="Fira Sans" fo:font-size="11pt" style:font-size-asian="11pt" style:font-size-complex="12pt"/>
    </style:style>
    <style:style style:name="WW_CharLFO6LVL3" style:family="text">
      <style:text-properties style:font-name="Fira Sans" fo:font-size="11pt" style:font-size-asian="11pt" style:font-size-complex="12pt"/>
    </style:style>
    <style:style style:name="WW_CharLFO6LVL4" style:family="text">
      <style:text-properties style:font-name="Fira Sans" fo:font-size="11pt" style:font-size-asian="11pt" style:font-size-complex="12pt"/>
    </style:style>
    <style:style style:name="WW_CharLFO6LVL5" style:family="text">
      <style:text-properties style:font-name="Fira Sans" fo:font-size="11pt" style:font-size-asian="11pt" style:font-size-complex="12pt"/>
    </style:style>
    <style:style style:name="WW_CharLFO6LVL6" style:family="text">
      <style:text-properties style:font-name="Fira Sans" fo:font-size="11pt" style:font-size-asian="11pt" style:font-size-complex="12pt"/>
    </style:style>
    <style:style style:name="WW_CharLFO6LVL7" style:family="text">
      <style:text-properties style:font-name="Fira Sans" fo:font-size="11pt" style:font-size-asian="11pt" style:font-size-complex="12pt"/>
    </style:style>
    <style:style style:name="WW_CharLFO6LVL8" style:family="text">
      <style:text-properties style:font-name="Fira Sans" fo:font-size="11pt" style:font-size-asian="11pt" style:font-size-complex="12pt"/>
    </style:style>
    <style:style style:name="WW_CharLFO6LVL9" style:family="text">
      <style:text-properties style:font-name="Fira Sans" fo:font-size="11pt" style:font-size-asian="11pt" style:font-size-complex="12pt"/>
    </style:style>
    <text:list-style style:name="NumberingIVX" style:display-name="Numbering IVX">
      <text:list-level-style-number text:level="1" text:style-name="WW_CharLFO6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6LV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text:style-name="WW_CharLFO6LV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text:style-name="WW_CharLFO6LV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text:style-name="WW_CharLFO6LV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text:style-name="WW_CharLFO6LV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text:style-name="WW_CharLFO6LV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text:style-name="WW_CharLFO6LV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text:style-name="WW_CharLFO6LV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7LVL1" style:family="text">
      <style:text-properties style:font-name="Fira Sans" fo:font-size="11pt" style:font-size-asian="11pt" style:font-size-complex="12pt"/>
    </style:style>
    <style:style style:name="WW_CharLFO7LVL2" style:family="text">
      <style:text-properties style:font-name="Fira Sans" fo:font-size="11pt" style:font-size-asian="11pt" style:font-size-complex="12pt"/>
    </style:style>
    <style:style style:name="WW_CharLFO7LVL3" style:family="text">
      <style:text-properties style:font-name="Fira Sans" fo:font-size="11pt" style:font-size-asian="11pt" style:font-size-complex="12pt"/>
    </style:style>
    <style:style style:name="WW_CharLFO7LVL4" style:family="text">
      <style:text-properties style:font-name="OpenSymbol" fo:font-size="11pt" style:font-size-asian="11pt" style:font-size-complex="12pt"/>
    </style:style>
    <style:style style:name="WW_CharLFO7LVL5" style:family="text">
      <style:text-properties style:font-name="OpenSymbol" fo:font-size="11pt" style:font-size-asian="11pt" style:font-size-complex="12pt"/>
    </style:style>
    <style:style style:name="WW_CharLFO7LVL6" style:family="text">
      <style:text-properties style:font-name="OpenSymbol" fo:font-size="11pt" style:font-size-asian="11pt" style:font-size-complex="12pt"/>
    </style:style>
    <style:style style:name="WW_CharLFO7LVL7" style:family="text">
      <style:text-properties style:font-name="OpenSymbol" fo:font-size="11pt" style:font-size-asian="11pt" style:font-size-complex="12pt"/>
    </style:style>
    <style:style style:name="WW_CharLFO7LVL8" style:family="text">
      <style:text-properties style:font-name="OpenSymbol" fo:font-size="11pt" style:font-size-asian="11pt" style:font-size-complex="12pt"/>
    </style:style>
    <style:style style:name="WW_CharLFO7LVL9" style:family="text">
      <style:text-properties style:font-name="OpenSymbol" fo:font-size="11pt" style:font-size-asian="11pt" style:font-size-complex="12pt"/>
    </style:style>
    <text:list-style style:name="Numberingivx_1" style:display-name="Numbering ivx_1">
      <text:list-level-style-number text:level="1" text:style-name="WW_CharLFO7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7LV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text:style-name="WW_CharLFO7LV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7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font-name-asian="OpenSymbol" style:font-name-complex="OpenSymbol" fo:font-size="11pt" style:font-size-asian="11pt"/>
    </style:style>
    <style:style style:name="WW_CharLFO8LVL2" style:family="text">
      <style:text-properties style:font-name="OpenSymbol" style:font-name-asian="OpenSymbol" style:font-name-complex="OpenSymbol" fo:font-size="11pt" style:font-size-asian="11pt"/>
    </style:style>
    <style:style style:name="WW_CharLFO8LVL3" style:family="text">
      <style:text-properties style:font-name="OpenSymbol" style:font-name-asian="OpenSymbol" style:font-name-complex="OpenSymbol" fo:font-size="11pt" style:font-size-asian="11pt"/>
    </style:style>
    <style:style style:name="WW_CharLFO8LVL4" style:family="text">
      <style:text-properties style:font-name="OpenSymbol" style:font-name-asian="OpenSymbol" style:font-name-complex="OpenSymbol" fo:font-size="11pt" style:font-size-asian="11pt"/>
    </style:style>
    <style:style style:name="WW_CharLFO8LVL5" style:family="text">
      <style:text-properties style:font-name="OpenSymbol" style:font-name-asian="OpenSymbol" style:font-name-complex="OpenSymbol" fo:font-size="11pt" style:font-size-asian="11pt"/>
    </style:style>
    <style:style style:name="WW_CharLFO8LVL6" style:family="text">
      <style:text-properties style:font-name="OpenSymbol" style:font-name-asian="OpenSymbol" style:font-name-complex="OpenSymbol" fo:font-size="11pt" style:font-size-asian="11pt"/>
    </style:style>
    <style:style style:name="WW_CharLFO8LVL7" style:family="text">
      <style:text-properties style:font-name="OpenSymbol" style:font-name-asian="OpenSymbol" style:font-name-complex="OpenSymbol" fo:font-size="11pt" style:font-size-asian="11pt"/>
    </style:style>
    <style:style style:name="WW_CharLFO8LVL8" style:family="text">
      <style:text-properties style:font-name="OpenSymbol" style:font-name-asian="OpenSymbol" style:font-name-complex="OpenSymbol" fo:font-size="11pt" style:font-size-asian="11pt"/>
    </style:style>
    <style:style style:name="WW_CharLFO8LVL9" style:family="text">
      <style:text-properties style:font-name="OpenSymbol" style:font-name-asian="OpenSymbol" style:font-name-complex="OpenSymbol" fo:font-size="11pt" style:font-size-asian="11pt"/>
    </style:style>
    <text:list-style style:name="List1_1" style:display-name="List 1_1">
      <text:list-level-style-bullet text:level="1" text:style-name="WW_CharLFO8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2" text:style-name="WW_CharLFO8LVL2"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OpenSymbol"/>
      </text:list-level-style-bullet>
      <text:list-level-style-bullet text:level="3" text:style-name="WW_CharLFO8LVL3"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4" text:style-name="WW_CharLFO8LVL4"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8LVL5"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8LVL6" text:bullet-char="•">
        <style:list-level-properties text:space-before="0.9451in" text:min-label-width="0.1569in" text:list-level-position-and-space-mode="label-alignment">
          <style:list-level-label-alignment text:label-followed-by="listtab" fo:margin-left="1.102in" fo:text-indent="-0.1569in"/>
        </style:list-level-properties>
        <style:text-properties style:font-name="OpenSymbol"/>
      </text:list-level-style-bullet>
      <text:list-level-style-bullet text:level="7" text:style-name="WW_CharLFO8LVL7"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8" text:style-name="WW_CharLFO8LVL8"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level-style-bullet text:level="9" text:style-name="WW_CharLFO8LVL9" text:bullet-char="•">
        <style:list-level-properties text:space-before="1.4173in" text:min-label-width="0.1576in" text:list-level-position-and-space-mode="label-alignment">
          <style:list-level-label-alignment text:label-followed-by="listtab" fo:margin-left="1.575in" fo:text-indent="-0.1576in"/>
        </style:list-level-properties>
        <style:text-properties style:font-name="OpenSymbol"/>
      </text:list-level-style-bullet>
    </text:list-style>
    <style:style style:name="WW_CharLFO9LVL1" style:family="text">
      <style:text-properties style:font-name="OpenSymbol" fo:font-size="11pt" style:font-size-asian="11pt" style:font-size-complex="12pt"/>
    </style:style>
    <style:style style:name="WW_CharLFO9LVL2" style:family="text">
      <style:text-properties style:font-name="OpenSymbol" fo:font-size="11pt" style:font-size-asian="11pt" style:font-size-complex="12pt"/>
    </style:style>
    <style:style style:name="WW_CharLFO9LVL3" style:family="text">
      <style:text-properties style:font-name="OpenSymbol" fo:font-size="11pt" style:font-size-asian="11pt" style:font-size-complex="12pt"/>
    </style:style>
    <style:style style:name="WW_CharLFO9LVL4" style:family="text">
      <style:text-properties style:font-name="OpenSymbol" fo:font-size="11pt" style:font-size-asian="11pt" style:font-size-complex="12pt"/>
    </style:style>
    <style:style style:name="WW_CharLFO9LVL5" style:family="text">
      <style:text-properties style:font-name="OpenSymbol" fo:font-size="11pt" style:font-size-asian="11pt" style:font-size-complex="12pt"/>
    </style:style>
    <style:style style:name="WW_CharLFO9LVL6" style:family="text">
      <style:text-properties style:font-name="OpenSymbol" fo:font-size="11pt" style:font-size-asian="11pt" style:font-size-complex="12pt"/>
    </style:style>
    <style:style style:name="WW_CharLFO9LVL7" style:family="text">
      <style:text-properties style:font-name="OpenSymbol" fo:font-size="11pt" style:font-size-asian="11pt" style:font-size-complex="12pt"/>
    </style:style>
    <style:style style:name="WW_CharLFO9LVL8" style:family="text">
      <style:text-properties style:font-name="OpenSymbol" fo:font-size="11pt" style:font-size-asian="11pt" style:font-size-complex="12pt"/>
    </style:style>
    <style:style style:name="WW_CharLFO9LVL9" style:family="text">
      <style:text-properties style:font-name="OpenSymbol" fo:font-size="11pt" style:font-size-asian="11pt" style:font-size-complex="12pt"/>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fo:font-size="11pt" style:font-size-asian="11pt" style:font-size-complex="12pt"/>
    </style:style>
    <style:style style:name="WW_CharLFO10LVL2" style:family="text">
      <style:text-properties style:font-name="OpenSymbol" fo:font-size="11pt" style:font-size-asian="11pt" style:font-size-complex="12pt"/>
    </style:style>
    <style:style style:name="WW_CharLFO10LVL3" style:family="text">
      <style:text-properties style:font-name="OpenSymbol" fo:font-size="11pt" style:font-size-asian="11pt" style:font-size-complex="12pt"/>
    </style:style>
    <style:style style:name="WW_CharLFO10LVL4" style:family="text">
      <style:text-properties style:font-name="OpenSymbol" fo:font-size="11pt" style:font-size-asian="11pt" style:font-size-complex="12pt"/>
    </style:style>
    <style:style style:name="WW_CharLFO10LVL5" style:family="text">
      <style:text-properties style:font-name="OpenSymbol" fo:font-size="11pt" style:font-size-asian="11pt" style:font-size-complex="12pt"/>
    </style:style>
    <style:style style:name="WW_CharLFO10LVL6" style:family="text">
      <style:text-properties style:font-name="OpenSymbol" fo:font-size="11pt" style:font-size-asian="11pt" style:font-size-complex="12pt"/>
    </style:style>
    <style:style style:name="WW_CharLFO10LVL7" style:family="text">
      <style:text-properties style:font-name="OpenSymbol" fo:font-size="11pt" style:font-size-asian="11pt" style:font-size-complex="12pt"/>
    </style:style>
    <style:style style:name="WW_CharLFO10LVL8" style:family="text">
      <style:text-properties style:font-name="OpenSymbol" fo:font-size="11pt" style:font-size-asian="11pt" style:font-size-complex="12pt"/>
    </style:style>
    <style:style style:name="WW_CharLFO10LVL9" style:family="text">
      <style:text-properties style:font-name="OpenSymbol" fo:font-size="11pt" style:font-size-asian="11pt" style:font-size-complex="12pt"/>
    </style:style>
    <text:list-style style:name="List3" style:display-name="List 3">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4" text:style-name="WW_CharLFO10LVL4"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5" text:style-name="WW_CharLFO10LVL5"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6" text:style-name="WW_CharLFO10LVL6"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7" text:style-name="WW_CharLFO10LVL7"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8" text:style-name="WW_CharLFO10LVL8"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9" text:style-name="WW_CharLFO10LVL9"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style>
    <style:style style:name="WW_CharLFO11LVL1" style:family="text">
      <style:text-properties style:font-name="OpenSymbol" fo:font-size="11pt" style:font-size-asian="11pt" style:font-size-complex="12pt"/>
    </style:style>
    <style:style style:name="WW_CharLFO11LVL2" style:family="text">
      <style:text-properties style:font-name="OpenSymbol" fo:font-size="11pt" style:font-size-asian="11pt" style:font-size-complex="12pt"/>
    </style:style>
    <style:style style:name="WW_CharLFO11LVL3" style:family="text">
      <style:text-properties style:font-name="OpenSymbol" fo:font-size="11pt" style:font-size-asian="11pt" style:font-size-complex="12pt"/>
    </style:style>
    <style:style style:name="WW_CharLFO11LVL4" style:family="text">
      <style:text-properties style:font-name="OpenSymbol" fo:font-size="11pt" style:font-size-asian="11pt" style:font-size-complex="12pt"/>
    </style:style>
    <style:style style:name="WW_CharLFO11LVL5" style:family="text">
      <style:text-properties style:font-name="OpenSymbol" fo:font-size="11pt" style:font-size-asian="11pt" style:font-size-complex="12pt"/>
    </style:style>
    <style:style style:name="WW_CharLFO11LVL6" style:family="text">
      <style:text-properties style:font-name="OpenSymbol" fo:font-size="11pt" style:font-size-asian="11pt" style:font-size-complex="12pt"/>
    </style:style>
    <style:style style:name="WW_CharLFO11LVL7" style:family="text">
      <style:text-properties style:font-name="OpenSymbol" fo:font-size="11pt" style:font-size-asian="11pt" style:font-size-complex="12pt"/>
    </style:style>
    <style:style style:name="WW_CharLFO11LVL8" style:family="text">
      <style:text-properties style:font-name="OpenSymbol" fo:font-size="11pt" style:font-size-asian="11pt" style:font-size-complex="12pt"/>
    </style:style>
    <style:style style:name="WW_CharLFO11LVL9" style:family="text">
      <style:text-properties style:font-name="OpenSymbol" fo:font-size="11pt" style:font-size-asian="11pt" style:font-size-complex="12pt"/>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fo:font-size="11pt" style:font-size-asian="11pt" style:font-size-complex="12pt"/>
    </style:style>
    <style:style style:name="WW_CharLFO12LVL2" style:family="text">
      <style:text-properties style:font-name="OpenSymbol" fo:font-size="11pt" style:font-size-asian="11pt" style:font-size-complex="12pt"/>
    </style:style>
    <style:style style:name="WW_CharLFO12LVL3" style:family="text">
      <style:text-properties style:font-name="OpenSymbol" fo:font-size="11pt" style:font-size-asian="11pt" style:font-size-complex="12pt"/>
    </style:style>
    <style:style style:name="WW_CharLFO12LVL4" style:family="text">
      <style:text-properties style:font-name="OpenSymbol" fo:font-size="11pt" style:font-size-asian="11pt" style:font-size-complex="12pt"/>
    </style:style>
    <style:style style:name="WW_CharLFO12LVL5" style:family="text">
      <style:text-properties style:font-name="OpenSymbol" fo:font-size="11pt" style:font-size-asian="11pt" style:font-size-complex="12pt"/>
    </style:style>
    <style:style style:name="WW_CharLFO12LVL6" style:family="text">
      <style:text-properties style:font-name="OpenSymbol" fo:font-size="11pt" style:font-size-asian="11pt" style:font-size-complex="12pt"/>
    </style:style>
    <style:style style:name="WW_CharLFO12LVL7" style:family="text">
      <style:text-properties style:font-name="OpenSymbol" fo:font-size="11pt" style:font-size-asian="11pt" style:font-size-complex="12pt"/>
    </style:style>
    <style:style style:name="WW_CharLFO12LVL8" style:family="text">
      <style:text-properties style:font-name="OpenSymbol" fo:font-size="11pt" style:font-size-asian="11pt" style:font-size-complex="12pt"/>
    </style:style>
    <style:style style:name="WW_CharLFO12LVL9" style:family="text">
      <style:text-properties style:font-name="OpenSymbol" fo:font-size="11pt" style:font-size-asian="11pt" style:font-size-complex="12pt"/>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Fira Sans" fo:font-size="11pt" style:font-size-asian="11pt" style:font-size-complex="11pt"/>
    </style:style>
    <style:style style:name="WW_CharLFO13LVL2" style:family="text">
      <style:text-properties style:font-name="Fira Sans" fo:font-size="11pt" style:font-size-asian="11pt" style:font-size-complex="12pt"/>
    </style:style>
    <style:style style:name="WW_CharLFO13LVL3" style:family="text">
      <style:text-properties style:font-name="Fira Sans" fo:font-size="11pt" style:font-size-asian="11pt" style:font-size-complex="12pt"/>
    </style:style>
    <style:style style:name="WW_CharLFO13LVL4" style:family="text">
      <style:text-properties style:font-name="Fira Sans" fo:font-size="11pt" style:font-size-asian="11pt" style:font-size-complex="12pt"/>
    </style:style>
    <style:style style:name="WW_CharLFO13LVL5" style:family="text">
      <style:text-properties style:font-name="Fira Sans" fo:font-size="11pt" style:font-size-asian="11pt" style:font-size-complex="12pt"/>
    </style:style>
    <style:style style:name="WW_CharLFO13LVL6" style:family="text">
      <style:text-properties style:font-name="Fira Sans" fo:font-size="11pt" style:font-size-asian="11pt" style:font-size-complex="12pt"/>
    </style:style>
    <style:style style:name="WW_CharLFO13LVL7" style:family="text">
      <style:text-properties style:font-name="Fira Sans" fo:font-size="11pt" style:font-size-asian="11pt" style:font-size-complex="12pt"/>
    </style:style>
    <style:style style:name="WW_CharLFO13LVL8" style:family="text">
      <style:text-properties style:font-name="Fira Sans" fo:font-size="11pt" style:font-size-asian="11pt" style:font-size-complex="12pt"/>
    </style:style>
    <style:style style:name="WW_CharLFO13LVL9" style:family="text">
      <style:text-properties style:font-name="Fira Sans" fo:font-size="11pt" style:font-size-asian="11pt" style:font-size-complex="12pt"/>
    </style:style>
    <text:list-style style:name="Nummerierung1.2.3." style:display-name="Nummerierung 1.)2.)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2875in"/>
      </style:footer-style>
    </style:page-layout>
    <style:style style:name="P2" style:parent-style-name="Kopfzeile" style:family="paragraph">
      <style:paragraph-properties>
        <style:tab-stops>
          <style:tab-stop style:type="right" style:position="6.693in"/>
        </style:tab-stops>
      </style:paragraph-properties>
    </style:style>
    <style:style style:name="T3" style:parent-style-name="SUNunterstrichen" style:family="text">
      <style:text-properties fo:font-size="9pt" style:font-size-asian="9pt" style:font-size-complex="9pt"/>
    </style:style>
    <style:style style:name="T4" style:parent-style-name="SUNunterstrichen" style:family="text">
      <style:text-properties fo:font-size="9pt" style:font-size-asian="9pt" style:font-size-complex="9pt"/>
    </style:style>
    <style:style style:name="T5" style:parent-style-name="SUNunterstrichen" style:family="text">
      <style:text-properties fo:font-size="9pt" style:font-size-asian="9pt" style:font-size-complex="9pt"/>
    </style:style>
    <style:style style:name="P6" style:parent-style-name="Kopfzeile" style:family="paragraph">
      <style:paragraph-properties>
        <style:tab-stops>
          <style:tab-stop style:type="right" style:position="6.693in"/>
        </style:tab-stops>
      </style:paragraph-properties>
    </style:style>
    <style:style style:name="T7" style:parent-style-name="SUNunterstrichen" style:family="text">
      <style:text-properties fo:font-size="9pt" style:font-size-asian="9pt" style:font-size-complex="9pt"/>
    </style:style>
    <style:style style:name="T8" style:parent-style-name="SUNunterstrichen" style:family="text">
      <style:text-properties fo:font-size="9pt" style:font-size-asian="9pt" style:font-size-complex="9pt"/>
    </style:style>
    <style:style style:name="T9" style:parent-style-name="SUNunterstrichen" style:family="text">
      <style:text-properties fo:font-size="9pt" style:font-size-asian="9pt" style:font-size-complex="9pt"/>
    </style:style>
  </office:automatic-styles>
  <office:master-styles>
    <style:master-page style:name="MPF0" style:page-layout-name="PL0">
      <style:header>
        <text:p text:style-name="P2"><text:span text:style-name="T3">Anlagendaten</text:span><text:span text:style-name="T4"><text:tab/></text:span><text:span text:style-name="T5"><text:page-number text:fixed="false">2</text:page-number></text:span></text:p>
      </style:header>
      <style:header-first>
        <text:p text:style-name="P6"><text:span text:style-name="T7">Anlagendaten</text:span><text:span text:style-name="T8"><text:tab/></text:span><text:span text:style-name="T9"><text:page-number text:fixed="false">1</text:page-number></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treit</meta:initial-creator>
    <dc:creator>Eddi Piep</dc:creator>
    <meta:creation-date>2024-01-16T20:44:00Z</meta:creation-date>
    <dc:date>2024-01-17T21:48:00Z</dc:date>
    <meta:print-date>2023-08-21T15:24:00Z</meta:print-date>
    <meta:template xlink:href="Dokumentation.ott" xlink:type="simple"/>
    <meta:editing-cycles>48</meta:editing-cycles>
    <meta:editing-duration>PT0S</meta:editing-duration>
    <meta:document-statistic meta:page-count="2" meta:paragraph-count="5" meta:word-count="354" meta:character-count="2583" meta:row-count="18" meta:non-whitespace-character-count="2234"/>
  </office:meta>
</office:document-meta>
</file>